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ta-9" style:family="table" style:master-page-name="ta-mp-9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1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1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15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26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29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30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31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32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33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Mono"/>
    </style:style>
    <style:style style:name="ACOL-1" style:family="table-column">
      <style:table-column-properties style:column-width="85.5pt" style:use-optimal-column-width="false"/>
    </style:style>
    <style:style style:name="ACOL-2" style:family="table-column">
      <style:table-column-properties style:column-width="69.75pt" style:use-optimal-column-width="true"/>
    </style:style>
    <style:style style:name="ACOL-3" style:family="table-column">
      <style:table-column-properties style:column-width="56.25pt" style:use-optimal-column-width="true"/>
    </style:style>
    <style:style style:name="ACOL-4" style:family="table-column"/>
    <style:style style:name="ACOL-5" style:family="table-column">
      <style:table-column-properties style:column-width="62.25pt" style:use-optimal-column-width="false"/>
    </style:style>
    <style:style style:name="ACOL-6" style:family="table-column">
      <style:table-column-properties style:column-width="157.5pt" style:use-optimal-column-width="false"/>
    </style:style>
    <style:style style:name="ACOL-7" style:family="table-column">
      <style:table-column-properties style:column-width="206.2pt" style:use-optimal-column-width="false"/>
    </style:style>
    <style:style style:name="ACOL-8" style:family="table-column">
      <style:table-column-properties style:column-width="416.2pt" style:use-optimal-column-width="false"/>
    </style:style>
    <style:style style:name="ACOL-9" style:family="table-column">
      <style:table-column-properties style:column-width="309.8pt" style:use-optimal-column-width="false"/>
    </style:style>
    <style:style style:name="ACOL-10" style:family="table-column">
      <style:table-column-properties style:column-width="84pt" style:use-optimal-column-width="false"/>
    </style:style>
    <style:style style:name="ACOL-11" style:family="table-column">
      <style:table-column-properties style:column-width="132pt" style:use-optimal-column-width="false"/>
    </style:style>
    <style:style style:name="ACOL-12" style:family="table-column">
      <style:table-column-properties style:column-width="144pt" style:use-optimal-column-width="false"/>
    </style:style>
    <style:style style:name="ACOL-13" style:family="table-column">
      <style:table-column-properties style:column-width="110.2pt" style:use-optimal-column-width="false"/>
    </style:style>
    <style:style style:name="ACOL-14" style:family="table-column">
      <style:table-column-properties style:column-width="321pt" style:use-optimal-column-width="false"/>
    </style:style>
    <style:style style:name="ACOL-15" style:family="table-column">
      <style:table-column-properties style:column-width="136.5pt" style:use-optimal-column-width="false"/>
    </style:style>
    <style:style style:name="ACOL-16" style:family="table-column">
      <style:table-column-properties style:column-width="71.25pt" style:use-optimal-column-width="false"/>
    </style:style>
    <style:style style:name="ACOL-17" style:family="table-column">
      <style:table-column-properties style:column-width="516pt" style:use-optimal-column-width="false"/>
    </style:style>
    <style:style style:name="ACOL-18" style:family="table-column">
      <style:table-column-properties style:column-width="564.8pt" style:use-optimal-column-width="false"/>
    </style:style>
    <style:style style:name="ACOL-19" style:family="table-column">
      <style:table-column-properties style:column-width="66pt" style:use-optimal-column-width="false"/>
    </style:style>
    <style:style style:name="ACOL-20" style:family="table-column">
      <style:table-column-properties style:column-width="111.8pt" style:use-optimal-column-width="false"/>
    </style:style>
    <style:style style:name="ACOL-21" style:family="table-column">
      <style:table-column-properties style:column-width="60pt" style:use-optimal-column-width="false"/>
    </style:style>
    <style:style style:name="ACOL-22" style:family="table-column">
      <style:table-column-properties style:column-width="69pt" style:use-optimal-column-width="false"/>
    </style:style>
    <style:style style:name="ACOL-23" style:family="table-column">
      <style:table-column-properties style:column-width="288.8pt" style:use-optimal-column-width="false"/>
    </style:style>
    <style:style style:name="ACOL-24" style:family="table-column">
      <style:table-column-properties style:column-width="153.8pt" style:use-optimal-column-width="false"/>
    </style:style>
    <style:style style:name="ACOL-25" style:family="table-column">
      <style:table-column-properties style:column-width="94.5pt" style:use-optimal-column-width="true"/>
    </style:style>
    <style:style style:name="ACOL-26" style:family="table-column">
      <style:table-column-properties style:column-width="170.2pt" style:use-optimal-column-width="false"/>
    </style:style>
    <style:style style:name="ACOL-27" style:family="table-column">
      <style:table-column-properties style:column-width="153pt" style:use-optimal-column-width="false"/>
    </style:style>
    <style:style style:name="ACOL-28" style:family="table-column">
      <style:table-column-properties style:column-width="185.2pt" style:use-optimal-column-width="false"/>
    </style:style>
    <style:style style:name="ACOL-29" style:family="table-column">
      <style:table-column-properties style:column-width="321.8pt" style:use-optimal-column-width="false"/>
    </style:style>
    <style:style style:name="ACOL-30" style:family="table-column">
      <style:table-column-properties style:column-width="69.75pt" style:use-optimal-column-width="false"/>
    </style:style>
    <style:style style:name="ACOL-31" style:family="table-column">
      <style:table-column-properties style:column-width="209.2pt" style:use-optimal-column-width="false"/>
    </style:style>
    <style:style style:name="ACOL-32" style:family="table-column">
      <style:table-column-properties style:column-width="234pt" style:use-optimal-column-width="false"/>
    </style:style>
    <style:style style:name="ACOL-33" style:family="table-column">
      <style:table-column-properties style:column-width="100.5pt" style:use-optimal-column-width="false"/>
    </style:style>
    <style:style style:name="ACOL-34" style:family="table-column">
      <style:table-column-properties style:column-width="171.8pt" style:use-optimal-column-width="false"/>
    </style:style>
    <style:style style:name="ACOL-35" style:family="table-column">
      <style:table-column-properties style:column-width="123.8pt" style:use-optimal-column-width="false"/>
    </style:style>
    <style:style style:name="ACOL-36" style:family="table-column">
      <style:table-column-properties style:column-width="67.5pt" style:use-optimal-column-width="false"/>
    </style:style>
    <style:style style:name="ACOL-37" style:family="table-column">
      <style:table-column-properties style:column-width="117pt" style:use-optimal-column-width="false"/>
    </style:style>
    <style:style style:name="ACOL-38" style:family="table-column">
      <style:table-column-properties style:column-width="112.5pt" style:use-optimal-column-width="false"/>
    </style:style>
    <style:style style:name="ACOL-39" style:family="table-column">
      <style:table-column-properties style:column-width="95.25pt" style:use-optimal-column-width="false"/>
    </style:style>
    <style:style style:name="ACOL-40" style:family="table-column">
      <style:table-column-properties style:column-width="553.5pt" style:use-optimal-column-width="false"/>
    </style:style>
    <style:style style:name="ACOL-41" style:family="table-column">
      <style:table-column-properties style:column-width="96.75pt" style:use-optimal-column-width="false"/>
    </style:style>
    <style:style style:name="ACOL-42" style:family="table-column">
      <style:table-column-properties style:column-width="96pt" style:use-optimal-column-width="false"/>
    </style:style>
    <style:style style:name="ACOL-43" style:family="table-column">
      <style:table-column-properties style:column-width="120.8pt" style:use-optimal-column-width="false"/>
    </style:style>
    <style:style style:name="ACOL-44" style:family="table-column">
      <style:table-column-properties style:column-width="118.5pt" style:use-optimal-column-width="false"/>
    </style:style>
    <style:style style:name="ACOL-45" style:family="table-column">
      <style:table-column-properties style:column-width="113.2pt" style:use-optimal-column-width="false"/>
    </style:style>
    <style:style style:name="ACOL-46" style:family="table-column">
      <style:table-column-properties style:column-width="103.5pt" style:use-optimal-column-width="false"/>
    </style:style>
    <style:style style:name="ACOL-47" style:family="table-column">
      <style:table-column-properties style:column-width="101.2pt" style:use-optimal-column-width="false"/>
    </style:style>
    <style:style style:name="ACOL-48" style:family="table-column">
      <style:table-column-properties style:column-width="126.8pt" style:use-optimal-column-width="false"/>
    </style:style>
    <style:style style:name="ACOL-49" style:family="table-column">
      <style:table-column-properties style:column-width="90pt" style:use-optimal-column-width="true"/>
    </style:style>
    <style:style style:name="ACOL-50" style:family="table-column">
      <style:table-column-properties style:column-width="18.75pt" style:use-optimal-column-width="false"/>
    </style:style>
    <style:style style:name="ACOL-51" style:family="table-column">
      <style:table-column-properties style:column-width="111pt" style:use-optimal-column-width="false"/>
    </style:style>
    <style:style style:name="ACOL-52" style:family="table-column">
      <style:table-column-properties style:column-width="115.5pt" style:use-optimal-column-width="false"/>
    </style:style>
    <style:style style:name="ACOL-53" style:family="table-column">
      <style:table-column-properties style:column-width="93.75pt" style:use-optimal-column-width="false"/>
    </style:style>
    <style:style style:name="AROW-1" style:family="table-row">
      <style:table-row-properties style:row-height="20.25pt" style:use-optimal-row-height="true"/>
    </style:style>
    <style:style style:name="AROW-2" style:family="table-row">
      <style:table-row-properties style:row-height="17.25pt" style:use-optimal-row-height="true"/>
    </style:style>
    <style:style style:name="AROW-3" style:family="table-row"/>
    <style:style style:name="AROW-4" style:family="table-row">
      <style:table-row-properties style:row-height="18pt" style:use-optimal-row-height="true"/>
    </style:style>
    <style:style style:name="AROW-5" style:family="table-row">
      <style:table-row-properties style:row-height="2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nstant" table:style-name="ta-0" table:print="true">
        <office:forms form:automatic-focus="false" form:apply-design-mode="false">
          <form:form/>
        </office:forms>
        <table:table-column table:default-cell-style-name="ACE-1" table:style-name="ACOL-0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0"/>
        <table:table-column table:default-cell-style-name="ACE-1" table:style-name="ACOL-0" table:number-columns-repeated="251"/>
        <table:table-row table:style-name="AROW-1">
          <table:table-cell table:style-name="ACE-0" office:value-type="string">
            <text:p>!!SBtab</text:p>
          </table:table-cell>
          <table:table-cell table:style-name="ACE-1" office:value-type="string">
            <text:p>Document='covid19' TableName='Constant' TableTitle='pre defined static constants' TableType='Quantity'</text:p>
          </table:table-cell>
          <table:table-cell table:number-columns-repeated="254" table:style-name="ACE-1"/>
        </table:table-row>
        <table:table-row table:style-name="AROW-2">
          <table:table-cell table:style-name="ACE-1" office:value-type="string">
            <text:p>!ID</text:p>
          </table:table-cell>
          <table:table-cell table:style-name="ACE-1" office:value-type="string">
            <text:p>!Name</text:p>
          </table:table-cell>
          <table:table-cell table:style-name="ACE-1" office:value-type="string">
            <text:p>!Value</text:p>
          </table:table-cell>
          <table:table-cell table:style-name="ACE-1" office:value-type="string">
            <text:p>!Unit</text:p>
          </table:table-cell>
          <table:table-cell table:style-name="ACE-1" office:value-type="string">
            <text:p>!Comment</text:p>
          </table:table-cell>
          <table:table-cell table:number-columns-repeated="251" table:style-name="ACE-1"/>
        </table:table-row>
        <table:table-row table:style-name="AROW-2">
          <table:table-cell table:style-name="ACE-1" office:value-type="string">
            <text:p>POP</text:p>
          </table:table-cell>
          <table:table-cell table:style-name="ACE-1" office:value-type="string">
            <text:p>Population</text:p>
          </table:table-cell>
          <table:table-cell table:style-name="ACE-1" office:value-type="float" office:value="10120000">
            <text:p>1012000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weden</text:p>
          </table:table-cell>
          <table:table-cell table:number-columns-repeated="251" table:style-name="ACE-1"/>
        </table:table-row>
        <table:table-row table:style-name="AROW-0" table:number-rows-repeated="65533">
          <table:table-cell table:number-columns-repeated="256"/>
        </table:table-row>
        <table:named-expressions>
          <table:named-expression table:name="Sheet_Title" table:expression="of:=&quot;Constant&quot;" table:base-cell-address="$'Constant'.$A$1"/>
          <table:named-expression table:name="Print_Area" table:expression="of:=#REF!" table:base-cell-address="$'Constant'.$A$1"/>
        </table:named-expressions>
        <gnm:selections gnm:cursor-col="3" gnm:cursor-row="3">
          <gnm:selection gnm:start-col="3" gnm:start-row="3" gnm:end-col="3" gnm:end-row="3"/>
        </gnm:selections>
      </table:table>
      <table:table table:name="Reaction" table:style-name="ta-1" table:print="true">
        <office:forms form:automatic-focus="false" form:apply-design-mode="false">
          <form:form/>
        </office:forms>
        <table:table-column table:default-cell-style-name="ACE-2" table:style-name="ACOL-5"/>
        <table:table-column table:default-cell-style-name="ACE-3" table:style-name="ACOL-6"/>
        <table:table-column table:default-cell-style-name="ACE-3" table:style-name="ACOL-7"/>
        <table:table-column table:default-cell-style-name="ACE-4" table:style-name="ACOL-8"/>
        <table:table-column table:default-cell-style-name="ACE-3" table:style-name="ACOL-9"/>
        <table:table-column table:default-cell-style-name="ACE-3" table:style-name="ACOL-0" table:number-columns-repeated="251"/>
        <table:table-row table:style-name="AROW-1">
          <table:table-cell table:style-name="ACE-2" office:value-type="string">
            <text:p>!!SBtab</text:p>
          </table:table-cell>
          <table:table-cell table:style-name="ACE-3" office:value-type="string">
            <text:p>Document='covid19' TableName='Reaction' TableType='Reaction' TableTitle='disease spreading dynamics'</text:p>
          </table:table-cell>
          <table:table-cell table:style-name="ACE-3"/>
          <table:table-cell table:style-name="ACE-4"/>
          <table:table-cell table:number-columns-repeated="252" table:style-name="ACE-3"/>
        </table:table-row>
        <table:table-row table:style-name="AROW-1">
          <table:table-cell table:style-name="ACE-2" office:value-type="string">
            <text:p>!ID</text:p>
          </table:table-cell>
          <table:table-cell table:style-name="ACE-3" office:value-type="string">
            <text:p>!Name</text:p>
          </table:table-cell>
          <table:table-cell table:style-name="ACE-3" office:value-type="string">
            <text:p>!KineticLaw</text:p>
          </table:table-cell>
          <table:table-cell table:style-name="ACE-4" office:value-type="string">
            <text:p>!ReactionFormula</text:p>
          </table:table-cell>
          <table:table-cell table:style-name="ACE-3" office:value-type="string">
            <text:p>!Comment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R0</text:p>
          </table:table-cell>
          <table:table-cell table:style-name="ACE-3" office:value-type="string">
            <text:p>infection</text:p>
          </table:table-cell>
          <table:table-cell table:style-name="ACE-3" office:value-type="string">
            <text:p>B*Infectious*Susceptible</text:p>
          </table:table-cell>
          <table:table-cell table:style-name="ACE-4" office:value-type="string">
            <text:p>Susceptible + Infectious &lt;=&gt; Exposed + Infectious</text:p>
          </table:table-cell>
          <table:table-cell table:number-columns-repeated="252" table:style-name="ACE-3"/>
        </table:table-row>
        <table:table-row table:style-name="AROW-1">
          <table:table-cell table:style-name="ACE-2" office:value-type="string">
            <text:p>R1</text:p>
          </table:table-cell>
          <table:table-cell table:style-name="ACE-3" office:value-type="string">
            <text:p>outbreak</text:p>
          </table:table-cell>
          <table:table-cell table:style-name="ACE-3" office:value-type="string">
            <text:p>a*Exposed</text:p>
          </table:table-cell>
          <table:table-cell table:style-name="ACE-4" office:value-type="string">
            <text:p>Exposed &lt;=&gt; Infectious</text:p>
          </table:table-cell>
          <table:table-cell table:number-columns-repeated="252" table:style-name="ACE-3"/>
        </table:table-row>
        <table:table-row table:style-name="AROW-1">
          <table:table-cell table:style-name="ACE-2" office:value-type="string">
            <text:p>R2</text:p>
          </table:table-cell>
          <table:table-cell table:style-name="ACE-3" office:value-type="string">
            <text:p>critical</text:p>
          </table:table-cell>
          <table:table-cell table:style-name="ACE-3" office:value-type="string">
            <text:p>c*Infectious</text:p>
          </table:table-cell>
          <table:table-cell table:style-name="ACE-4" office:value-type="string">
            <text:p>Infectious &lt;=&gt; Krit</text:p>
          </table:table-cell>
          <table:table-cell table:number-columns-repeated="252" table:style-name="ACE-3"/>
        </table:table-row>
        <table:table-row table:style-name="AROW-1">
          <table:table-cell table:style-name="ACE-2" office:value-type="string">
            <text:p>R3</text:p>
          </table:table-cell>
          <table:table-cell table:style-name="ACE-3" office:value-type="string">
            <text:p>quick_recovery</text:p>
          </table:table-cell>
          <table:table-cell table:style-name="ACE-3" office:value-type="string">
            <text:p>l*Infectious</text:p>
          </table:table-cell>
          <table:table-cell table:style-name="ACE-4" office:value-type="string">
            <text:p>Infectious &lt;=&gt; Recovered</text:p>
          </table:table-cell>
          <table:table-cell table:number-columns-repeated="252" table:style-name="ACE-3"/>
        </table:table-row>
        <table:table-row table:style-name="AROW-1">
          <table:table-cell table:style-name="ACE-2" office:value-type="string">
            <text:p>R4</text:p>
          </table:table-cell>
          <table:table-cell table:style-name="ACE-3" office:value-type="string">
            <text:p>late_recovery</text:p>
          </table:table-cell>
          <table:table-cell table:style-name="ACE-3" office:value-type="string">
            <text:p>m*Krit</text:p>
          </table:table-cell>
          <table:table-cell table:style-name="ACE-4" office:value-type="string">
            <text:p>Krit &lt;=&gt; Recovered</text:p>
          </table:table-cell>
          <table:table-cell table:style-name="ACE-3" office:value-type="string">
            <text:p>we don't have data on this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R5</text:p>
          </table:table-cell>
          <table:table-cell table:style-name="ACE-3" office:value-type="string">
            <text:p>death</text:p>
          </table:table-cell>
          <table:table-cell table:style-name="ACE-3" office:value-type="string">
            <text:p>q*Krit</text:p>
          </table:table-cell>
          <table:table-cell table:style-name="ACE-4" office:value-type="string">
            <text:p>Krit &lt;=&gt; Dead</text:p>
          </table:table-cell>
          <table:table-cell table:style-name="ACE-3" office:value-type="string">
            <text:p>but we do have data for this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R6</text:p>
          </table:table-cell>
          <table:table-cell table:style-name="ACE-3" office:value-type="string">
            <text:p>initial_infection</text:p>
          </table:table-cell>
          <table:table-cell table:style-name="ACE-3" office:value-type="string">
            <text:p>Gaussian/Population</text:p>
          </table:table-cell>
          <table:table-cell table:style-name="ACE-4" office:value-type="string">
            <text:p>Susceptible &lt;=&gt; Infectious</text:p>
          </table:table-cell>
          <table:table-cell table:style-name="ACE-3" office:value-type="string">
            <text:p>this only happens at negative times</text:p>
          </table:table-cell>
          <table:table-cell table:number-columns-repeated="251" table:style-name="ACE-3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Reaction&quot;" table:base-cell-address="$'Reaction'.$A$1"/>
          <table:named-expression table:name="Print_Area" table:expression="of:=#REF!" table:base-cell-address="$'Reaction'.$A$1"/>
        </table:named-expressions>
        <gnm:selections gnm:cursor-col="2" gnm:cursor-row="2">
          <gnm:selection gnm:start-col="2" gnm:start-row="2" gnm:end-col="2" gnm:end-row="2"/>
        </gnm:selections>
      </table:table>
      <table:table table:name="Compound" table:style-name="ta-2" table:print="true">
        <office:forms form:automatic-focus="false" form:apply-design-mode="false">
          <form:form/>
        </office:forms>
        <table:table-column table:default-cell-style-name="ACE-5" table:style-name="ACOL-10"/>
        <table:table-column table:default-cell-style-name="ACE-6" table:style-name="ACOL-11"/>
        <table:table-column table:default-cell-style-name="ACE-6" table:style-name="ACOL-0"/>
        <table:table-column table:default-cell-style-name="ACE-6" table:style-name="ACOL-12"/>
        <table:table-column table:default-cell-style-name="ACE-6" table:style-name="ACOL-13"/>
        <table:table-column table:default-cell-style-name="ACE-6" table:style-name="ACOL-14"/>
        <table:table-column table:default-cell-style-name="ACE-6" table:style-name="ACOL-0" table:number-columns-repeated="250"/>
        <table:table-row table:style-name="AROW-4">
          <table:table-cell table:style-name="ACE-5" office:value-type="string">
            <text:p>!!SBtab</text:p>
          </table:table-cell>
          <table:table-cell table:style-name="ACE-6" office:value-type="string">
            <text:p>Document='covid19' TableName='Compound' TableType='Compound' TableTitle='state of infection'</text:p>
          </table:table-cell>
          <table:table-cell table:number-columns-repeated="254" table:style-name="ACE-6"/>
        </table:table-row>
        <table:table-row table:style-name="AROW-4">
          <table:table-cell table:style-name="ACE-5" office:value-type="string">
            <text:p>!ID</text:p>
          </table:table-cell>
          <table:table-cell table:style-name="ACE-6" office:value-type="string">
            <text:p>!Name</text:p>
          </table:table-cell>
          <table:table-cell table:style-name="ACE-6" office:value-type="string">
            <text:p>!Unit</text:p>
          </table:table-cell>
          <table:table-cell table:style-name="ACE-6" office:value-type="string">
            <text:p>!InitialValue</text:p>
          </table:table-cell>
          <table:table-cell table:style-name="ACE-6" office:value-type="string">
            <text:p>!Type</text:p>
          </table:table-cell>
          <table:table-cell table:style-name="ACE-6" office:value-type="string">
            <text:p>!Comment</text:p>
          </table:table-cell>
          <table:table-cell table:number-columns-repeated="250" table:style-name="ACE-6"/>
        </table:table-row>
        <table:table-row table:style-name="AROW-4">
          <table:table-cell table:style-name="ACE-5" office:value-type="string">
            <text:p>C0</text:p>
          </table:table-cell>
          <table:table-cell table:style-name="ACE-6" office:value-type="string">
            <text:p>Susceptible</text:p>
          </table:table-cell>
          <table:table-cell table:style-name="ACE-6" office:value-type="float" office:value="1">
            <text:p>1</text:p>
          </table:table-cell>
          <table:table-cell table:style-name="ACE-6" office:value-type="float" office:value="1">
            <text:p>1</text:p>
          </table:table-cell>
          <table:table-cell table:style-name="ACE-6" office:value-type="string">
            <text:p>kinetic</text:p>
          </table:table-cell>
          <table:table-cell table:style-name="ACE-6" office:value-type="string">
            <text:p>fraction of susceptible individuals</text:p>
          </table:table-cell>
          <table:table-cell table:number-columns-repeated="250" table:style-name="ACE-6"/>
        </table:table-row>
        <table:table-row table:style-name="AROW-4">
          <table:table-cell table:style-name="ACE-5" office:value-type="string">
            <text:p>C1</text:p>
          </table:table-cell>
          <table:table-cell table:style-name="ACE-6" office:value-type="string">
            <text:p>Exposed</text:p>
          </table:table-cell>
          <table:table-cell table:style-name="ACE-6" office:value-type="float" office:value="1">
            <text:p>1</text:p>
          </table:table-cell>
          <table:table-cell table:style-name="ACE-6" office:value-type="float" office:value="0">
            <text:p>0</text:p>
          </table:table-cell>
          <table:table-cell table:style-name="ACE-6" office:value-type="string">
            <text:p>kinetic</text:p>
          </table:table-cell>
          <table:table-cell table:style-name="ACE-6" office:value-type="string">
            <text:p>In incubation phase</text:p>
          </table:table-cell>
          <table:table-cell table:number-columns-repeated="250" table:style-name="ACE-6"/>
        </table:table-row>
        <table:table-row table:style-name="AROW-4">
          <table:table-cell table:style-name="ACE-5" office:value-type="string">
            <text:p>C2</text:p>
          </table:table-cell>
          <table:table-cell table:style-name="ACE-6" office:value-type="string">
            <text:p>Infectious</text:p>
          </table:table-cell>
          <table:table-cell table:style-name="ACE-6" office:value-type="float" office:value="1">
            <text:p>1</text:p>
          </table:table-cell>
          <table:table-cell table:style-name="ACE-6" office:value-type="float" office:value="0">
            <text:p>0</text:p>
          </table:table-cell>
          <table:table-cell table:style-name="ACE-6" office:value-type="string">
            <text:p>kinetic</text:p>
          </table:table-cell>
          <table:table-cell table:style-name="ACE-6" office:value-type="string">
            <text:p>Sick and infectious</text:p>
          </table:table-cell>
          <table:table-cell table:number-columns-repeated="250" table:style-name="ACE-6"/>
        </table:table-row>
        <table:table-row table:style-name="AROW-4">
          <table:table-cell table:style-name="ACE-5" office:value-type="string">
            <text:p>C3</text:p>
          </table:table-cell>
          <table:table-cell table:style-name="ACE-6" office:value-type="string">
            <text:p>Krit</text:p>
          </table:table-cell>
          <table:table-cell table:style-name="ACE-6" office:value-type="float" office:value="1">
            <text:p>1</text:p>
          </table:table-cell>
          <table:table-cell table:style-name="ACE-6" office:value-type="float" office:value="0">
            <text:p>0</text:p>
          </table:table-cell>
          <table:table-cell table:style-name="ACE-6" office:value-type="string">
            <text:p>kinetic</text:p>
          </table:table-cell>
          <table:table-cell table:style-name="ACE-6" office:value-type="string">
            <text:p>Critically sick</text:p>
          </table:table-cell>
          <table:table-cell table:number-columns-repeated="250" table:style-name="ACE-6"/>
        </table:table-row>
        <table:table-row table:style-name="AROW-4">
          <table:table-cell table:style-name="ACE-5" office:value-type="string">
            <text:p>C4</text:p>
          </table:table-cell>
          <table:table-cell table:style-name="ACE-6" office:value-type="string">
            <text:p>Recovered</text:p>
          </table:table-cell>
          <table:table-cell table:style-name="ACE-6" office:value-type="float" office:value="1">
            <text:p>1</text:p>
          </table:table-cell>
          <table:table-cell table:style-name="ACE-6" office:value-type="float" office:value="0">
            <text:p>0</text:p>
          </table:table-cell>
          <table:table-cell table:style-name="ACE-6" office:value-type="string">
            <text:p>kinetic</text:p>
          </table:table-cell>
          <table:table-cell table:style-name="ACE-6" office:value-type="string">
            <text:p>Immune</text:p>
          </table:table-cell>
          <table:table-cell table:number-columns-repeated="250" table:style-name="ACE-6"/>
        </table:table-row>
        <table:table-row table:style-name="AROW-4">
          <table:table-cell table:style-name="ACE-5" office:value-type="string">
            <text:p>C5</text:p>
          </table:table-cell>
          <table:table-cell table:style-name="ACE-6" office:value-type="string">
            <text:p>Dead</text:p>
          </table:table-cell>
          <table:table-cell table:style-name="ACE-6" office:value-type="float" office:value="1">
            <text:p>1</text:p>
          </table:table-cell>
          <table:table-cell table:style-name="ACE-6" office:value-type="float" office:value="0">
            <text:p>0</text:p>
          </table:table-cell>
          <table:table-cell table:style-name="ACE-6" office:value-type="string">
            <text:p>kinetic</text:p>
          </table:table-cell>
          <table:table-cell table:style-name="ACE-6" office:value-type="string">
            <text:p>Counts deaths</text:p>
          </table:table-cell>
          <table:table-cell table:number-columns-repeated="250" table:style-name="ACE-6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Sheet_Title" table:expression="of:=&quot;Compound&quot;" table:base-cell-address="$'Compound'.$A$1"/>
          <table:named-expression table:name="Print_Area" table:expression="of:=#REF!" table:base-cell-address="$'Compound'.$A$1"/>
        </table:named-expressions>
        <gnm:selections gnm:cursor-col="3" gnm:cursor-row="5">
          <gnm:selection gnm:start-col="3" gnm:start-row="5" gnm:end-col="3" gnm:end-row="5"/>
        </gnm:selections>
      </table:table>
      <table:table table:name="Expression" table:style-name="ta-3" table:print="true">
        <office:forms form:automatic-focus="false" form:apply-design-mode="false">
          <form:form/>
        </office:forms>
        <table:table-column table:default-cell-style-name="ACE-7" table:style-name="ACOL-15"/>
        <table:table-column table:default-cell-style-name="ACE-8" table:style-name="ACOL-16"/>
        <table:table-column table:default-cell-style-name="ACE-8" table:style-name="ACOL-17"/>
        <table:table-column table:default-cell-style-name="ACE-8" table:style-name="ACOL-18"/>
        <table:table-column table:default-cell-style-name="ACE-8" table:style-name="ACOL-0" table:number-columns-repeated="252"/>
        <table:table-row table:style-name="AROW-1">
          <table:table-cell table:style-name="ACE-7" office:value-type="string">
            <text:p>!!SBtab</text:p>
          </table:table-cell>
          <table:table-cell table:style-name="ACE-8" office:value-type="string">
            <text:p>Document='covid19' TableName='Expression' TableTitle='pre defined algebraic expressions' TableType='Quantity'</text:p>
          </table:table-cell>
          <table:table-cell table:number-columns-repeated="254" table:style-name="ACE-8"/>
        </table:table-row>
        <table:table-row table:style-name="AROW-1">
          <table:table-cell table:style-name="ACE-7" office:value-type="string">
            <text:p>!ID</text:p>
          </table:table-cell>
          <table:table-cell table:style-name="ACE-8" office:value-type="string">
            <text:p>!Name</text:p>
          </table:table-cell>
          <table:table-cell table:style-name="ACE-8" office:value-type="string">
            <text:p>!Formula</text:p>
          </table:table-cell>
          <table:table-cell table:style-name="ACE-8" office:value-type="string">
            <text:p>!Comment</text:p>
          </table:table-cell>
          <table:table-cell table:number-columns-repeated="252" table:style-name="ACE-8"/>
        </table:table-row>
        <table:table-row table:style-name="AROW-1">
          <table:table-cell table:style-name="ACE-7" office:value-type="string">
            <text:p>SIGMA</text:p>
          </table:table-cell>
          <table:table-cell table:style-name="ACE-8" office:value-type="string">
            <text:p>sigma</text:p>
          </table:table-cell>
          <table:table-cell table:style-name="ACE-8" office:value-type="float" office:value="4">
            <text:p>4</text:p>
          </table:table-cell>
          <table:table-cell table:style-name="ACE-8" office:value-type="string">
            <text:p>this can be another value as well, but not too big not too small</text:p>
          </table:table-cell>
          <table:table-cell table:number-columns-repeated="252" table:style-name="ACE-8"/>
        </table:table-row>
        <table:table-row table:style-name="AROW-1">
          <table:table-cell table:style-name="ACE-7" office:value-type="string">
            <text:p>MU</text:p>
          </table:table-cell>
          <table:table-cell table:style-name="ACE-8" office:value-type="string">
            <text:p>mu</text:p>
          </table:table-cell>
          <table:table-cell table:style-name="ACE-9" office:value-type="string">
            <text:p>-g</text:p>
          </table:table-cell>
          <table:table-cell table:style-name="ACE-8" office:value-type="string">
            <text:p>the mode parameter g is subject to sampling (~optimization)</text:p>
          </table:table-cell>
          <table:table-cell table:number-columns-repeated="252" table:style-name="ACE-8"/>
        </table:table-row>
        <table:table-row table:style-name="AROW-1">
          <table:table-cell table:style-name="ACE-7" office:value-type="string">
            <text:p>X1</text:p>
          </table:table-cell>
          <table:table-cell table:style-name="ACE-8" office:value-type="string">
            <text:p>DIFF</text:p>
          </table:table-cell>
          <table:table-cell table:style-name="ACE-9" office:value-type="string">
            <text:p>(t-mu)/sigma</text:p>
          </table:table-cell>
          <table:table-cell table:style-name="ACE-8" office:value-type="string">
            <text:p>convenience expression</text:p>
          </table:table-cell>
          <table:table-cell table:number-columns-repeated="252" table:style-name="ACE-8"/>
        </table:table-row>
        <table:table-row table:style-name="AROW-1">
          <table:table-cell table:style-name="ACE-7" office:value-type="string">
            <text:p>X2</text:p>
          </table:table-cell>
          <table:table-cell table:style-name="ACE-8" office:value-type="string">
            <text:p>DIFFSQ</text:p>
          </table:table-cell>
          <table:table-cell table:style-name="ACE-8" office:value-type="string">
            <text:p>DIFF*DIFF</text:p>
          </table:table-cell>
          <table:table-cell table:style-name="ACE-8" office:value-type="string">
            <text:p>convenience expression</text:p>
          </table:table-cell>
          <table:table-cell table:number-columns-repeated="252" table:style-name="ACE-8"/>
        </table:table-row>
        <table:table-row table:style-name="AROW-1">
          <table:table-cell table:style-name="ACE-7" office:value-type="string">
            <text:p>X3</text:p>
          </table:table-cell>
          <table:table-cell table:style-name="ACE-8" office:value-type="string">
            <text:p>EDIFFSQ</text:p>
          </table:table-cell>
          <table:table-cell table:style-name="ACE-8" office:value-type="string">
            <text:p>exp(-0.5*DIFFSQ)</text:p>
          </table:table-cell>
          <table:table-cell table:style-name="ACE-8" office:value-type="string">
            <text:p>convenience expression</text:p>
          </table:table-cell>
          <table:table-cell table:number-columns-repeated="252" table:style-name="ACE-8"/>
        </table:table-row>
        <table:table-row table:style-name="AROW-1">
          <table:table-cell table:style-name="ACE-7" office:value-type="string">
            <text:p>X4</text:p>
          </table:table-cell>
          <table:table-cell table:style-name="ACE-8" office:value-type="string">
            <text:p>NORM</text:p>
          </table:table-cell>
          <table:table-cell table:style-name="ACE-8" office:value-type="string">
            <text:p>sqrt(2*Pi)*sigma</text:p>
          </table:table-cell>
          <table:table-cell table:style-name="ACE-8" office:value-type="string">
            <text:p>normalisation to 1.0</text:p>
          </table:table-cell>
          <table:table-cell table:number-columns-repeated="252" table:style-name="ACE-8"/>
        </table:table-row>
        <table:table-row table:style-name="AROW-1">
          <table:table-cell table:style-name="ACE-7" office:value-type="string">
            <text:p>N</text:p>
          </table:table-cell>
          <table:table-cell table:style-name="ACE-8" office:value-type="string">
            <text:p>Gaussian</text:p>
          </table:table-cell>
          <table:table-cell table:style-name="ACE-8" office:value-type="string">
            <text:p>EDIFFSQ/NORM</text:p>
          </table:table-cell>
          <table:table-cell table:style-name="ACE-8" office:value-type="string">
            <text:p>probability density of first infection</text:p>
          </table:table-cell>
          <table:table-cell table:number-columns-repeated="252" table:style-name="ACE-8"/>
        </table:table-row>
        <table:table-row table:style-name="AROW-1">
          <table:table-cell table:style-name="ACE-7"/>
          <table:table-cell table:style-name="ACE-8" office:value-type="string">
            <text:p>b</text:p>
          </table:table-cell>
          <table:table-cell table:style-name="ACE-8" office:value-type="string">
            <text:p>r0*l</text:p>
          </table:table-cell>
          <table:table-cell table:style-name="ACE-10" office:value-type="string">
            <text:p>becoming exposed/duration of sickness</text:p>
          </table:table-cell>
          <table:table-cell table:number-columns-repeated="252" table:style-name="ACE-8"/>
        </table:table-row>
        <table:table-row table:style-name="AROW-1">
          <table:table-cell table:style-name="ACE-7"/>
          <table:table-cell table:style-name="ACE-8" office:value-type="string">
            <text:p>b_dist</text:p>
          </table:table-cell>
          <table:table-cell table:style-name="ACE-8" office:value-type="string">
            <text:p>r0_dist*l</text:p>
          </table:table-cell>
          <table:table-cell table:style-name="ACE-8" office:value-type="string">
            <text:p>same, but after social distancing in effect</text:p>
          </table:table-cell>
          <table:table-cell table:number-columns-repeated="252" table:style-name="ACE-8"/>
        </table:table-row>
        <table:table-row table:style-name="AROW-1">
          <table:table-cell table:style-name="ACE-7" office:value-type="string">
            <text:p>Distancing_Switch</text:p>
          </table:table-cell>
          <table:table-cell table:style-name="ACE-8" office:value-type="string">
            <text:p>B</text:p>
          </table:table-cell>
          <table:table-cell table:style-name="ACE-8" office:value-type="string">
            <text:p>(b*(1-distancing_on) + b_dist*distancing_on) </text:p>
          </table:table-cell>
          <table:table-cell table:style-name="ACE-8" office:value-type="string">
            <text:p>b when distancing is off (0) or b_dist when distancing is on (1)</text:p>
          </table:table-cell>
          <table:table-cell table:number-columns-repeated="252" table:style-name="ACE-8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Expression&quot;" table:base-cell-address="$'Expression'.$A$1"/>
          <table:named-expression table:name="Print_Area" table:expression="of:=#REF!" table:base-cell-address="$'Expression'.$A$1"/>
        </table:named-expressions>
        <gnm:selections gnm:cursor-col="2" gnm:cursor-row="9">
          <gnm:selection gnm:start-col="2" gnm:start-row="9" gnm:end-col="2" gnm:end-row="9"/>
        </gnm:selections>
      </table:table>
      <table:table table:name="Parameter" table:style-name="ta-4" table:print="true">
        <office:forms form:automatic-focus="false" form:apply-design-mode="false">
          <form:form/>
        </office:forms>
        <table:table-column table:default-cell-style-name="ACE-11" table:style-name="ACOL-19"/>
        <table:table-column table:default-cell-style-name="ACE-12" table:style-name="ACOL-20"/>
        <table:table-column table:default-cell-style-name="ACE-12" table:style-name="ACOL-21"/>
        <table:table-column table:default-cell-style-name="ACE-13" table:style-name="ACOL-11"/>
        <table:table-column table:default-cell-style-name="ACE-12" table:style-name="ACOL-0"/>
        <table:table-column table:default-cell-style-name="ACE-12" table:style-name="ACOL-22"/>
        <table:table-column table:default-cell-style-name="ACE-12" table:style-name="ACOL-23"/>
        <table:table-column table:default-cell-style-name="ACE-12" table:style-name="ACOL-0"/>
        <table:table-column table:default-cell-style-name="ACE-12" table:style-name="ACOL-24"/>
        <table:table-column table:default-cell-style-name="ACE-12" table:style-name="ACOL-25"/>
        <table:table-column table:default-cell-style-name="ACE-12" table:style-name="ACOL-0" table:number-columns-repeated="246"/>
        <table:table-row table:style-name="AROW-4">
          <table:table-cell table:style-name="ACE-11" office:value-type="string">
            <text:p>!!SBtab</text:p>
          </table:table-cell>
          <table:table-cell table:style-name="ACE-12" office:value-type="string">
            <text:p>Document='covid19' TableName='Parameter' TableType='Quantity' TableTitle='rates'</text:p>
          </table:table-cell>
          <table:table-cell table:style-name="ACE-12"/>
          <table:table-cell table:style-name="ACE-13"/>
          <table:table-cell table:number-columns-repeated="252" table:style-name="ACE-12"/>
        </table:table-row>
        <table:table-row table:style-name="AROW-4">
          <table:table-cell table:style-name="ACE-11" office:value-type="string">
            <text:p>!ID</text:p>
          </table:table-cell>
          <table:table-cell table:style-name="ACE-12" office:value-type="string">
            <text:p>!Name</text:p>
          </table:table-cell>
          <table:table-cell table:style-name="ACE-12" office:value-type="string">
            <text:p>!Scale</text:p>
          </table:table-cell>
          <table:table-cell table:style-name="ACE-13" office:value-type="string">
            <text:p>!DefaultValue</text:p>
          </table:table-cell>
          <table:table-cell table:style-name="ACE-12" office:value-type="string">
            <text:p>!Unit</text:p>
          </table:table-cell>
          <table:table-cell table:style-name="ACE-12" office:value-type="string">
            <text:p>!Std</text:p>
          </table:table-cell>
          <table:table-cell table:style-name="ACE-12" office:value-type="string">
            <text:p>!Comment</text:p>
          </table:table-cell>
          <table:table-cell table:style-name="ACE-12" office:value-type="string">
            <text:p>%</text:p>
          </table:table-cell>
          <table:table-cell table:style-name="ACE-12" office:value-type="string">
            <text:p>% Original Value</text:p>
          </table:table-cell>
          <table:table-cell table:style-name="ACE-12" office:value-type="string">
            <text:p>%NewValue:linspace</text:p>
          </table:table-cell>
          <table:table-cell table:number-columns-repeated="246" table:style-name="ACE-12"/>
        </table:table-row>
        <table:table-row table:style-name="AROW-5">
          <table:table-cell table:style-name="ACE-11" office:value-type="string">
            <text:p>P0</text:p>
          </table:table-cell>
          <table:table-cell table:style-name="ACE-12" office:value-type="string">
            <text:p>r0</text:p>
          </table:table-cell>
          <table:table-cell table:style-name="ACE-12" office:value-type="string">
            <text:p>log</text:p>
          </table:table-cell>
          <table:table-cell table:style-name="ACE-13" table:formula="of:=LN([.I3])" office:value-type="float" office:value="0.91629073187415511">
            <text:p>0.916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becoming exposed</text:p>
          </table:table-cell>
          <table:table-cell table:style-name="ACE-12" office:value-type="string">
            <text:p>%</text:p>
          </table:table-cell>
          <table:table-cell table:style-name="ACE-14" table:formula="of:=2.5" office:value-type="float" office:value="2.5">
            <text:p>2.500 </text:p>
          </table:table-cell>
          <table:table-cell table:style-name="ACE-14" table:formula="of:=2.5" office:value-type="float" office:value="2.5">
            <text:p>2.500 </text:p>
          </table:table-cell>
          <table:table-cell table:number-columns-repeated="246" table:style-name="ACE-12"/>
        </table:table-row>
        <table:table-row table:style-name="AROW-5">
          <table:table-cell table:style-name="ACE-11" office:value-type="string">
            <text:p>P1</text:p>
          </table:table-cell>
          <table:table-cell table:style-name="ACE-12" office:value-type="string">
            <text:p>a</text:p>
          </table:table-cell>
          <table:table-cell table:style-name="ACE-12" office:value-type="string">
            <text:p>log</text:p>
          </table:table-cell>
          <table:table-cell table:style-name="ACE-13" table:formula="of:=LN([.I4])" office:value-type="float" office:value="-1.7047480922384253">
            <text:p>−1.705</text:p>
          </table:table-cell>
          <table:table-cell table:style-name="ACE-12" office:value-type="string">
            <text:p>1/day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becoming infectious</text:p>
          </table:table-cell>
          <table:table-cell table:style-name="ACE-12" office:value-type="string">
            <text:p>%</text:p>
          </table:table-cell>
          <table:table-cell table:style-name="ACE-14" table:formula="of:=1/5.5" office:value-type="float" office:value="0.18181818181818182">
            <text:p>1.818 d</text:p>
          </table:table-cell>
          <table:table-cell table:style-name="ACE-14" table:formula="of:=1/5.5" office:value-type="float" office:value="0.18181818181818182">
            <text:p>1.818 d</text:p>
          </table:table-cell>
          <table:table-cell table:number-columns-repeated="246" table:style-name="ACE-12"/>
        </table:table-row>
        <table:table-row table:style-name="AROW-5">
          <table:table-cell table:style-name="ACE-11" office:value-type="string">
            <text:p>P2</text:p>
          </table:table-cell>
          <table:table-cell table:style-name="ACE-12" office:value-type="string">
            <text:p>c</text:p>
          </table:table-cell>
          <table:table-cell table:style-name="ACE-12" office:value-type="string">
            <text:p>log</text:p>
          </table:table-cell>
          <table:table-cell table:style-name="ACE-13" table:formula="of:=LN([.I5])" office:value-type="float" office:value="-5.1159958097540823">
            <text:p>−5.116</text:p>
          </table:table-cell>
          <table:table-cell table:style-name="ACE-12" office:value-type="string">
            <text:p>1/day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becoming critically sick</text:p>
          </table:table-cell>
          <table:table-cell table:style-name="ACE-12" office:value-type="string">
            <text:p>%</text:p>
          </table:table-cell>
          <table:table-cell table:style-name="ACE-14" office:value-type="float" office:value="0.0060000000000000001">
            <text:p>6.000 m</text:p>
          </table:table-cell>
          <table:table-cell table:style-name="ACE-14" office:value-type="float" office:value="0.0060000000000000001">
            <text:p>6.000 m</text:p>
          </table:table-cell>
          <table:table-cell table:number-columns-repeated="246" table:style-name="ACE-12"/>
        </table:table-row>
        <table:table-row table:style-name="AROW-5">
          <table:table-cell table:style-name="ACE-11" office:value-type="string">
            <text:p>P3</text:p>
          </table:table-cell>
          <table:table-cell table:style-name="ACE-12" office:value-type="string">
            <text:p>l</text:p>
          </table:table-cell>
          <table:table-cell table:style-name="ACE-12" office:value-type="string">
            <text:p>log</text:p>
          </table:table-cell>
          <table:table-cell table:style-name="ACE-13" table:formula="of:=LN([.I6])" office:value-type="float" office:value="-2.3025850929940455">
            <text:p>−2.303</text:p>
          </table:table-cell>
          <table:table-cell table:style-name="ACE-12" office:value-type="string">
            <text:p>1/day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normal recovery</text:p>
          </table:table-cell>
          <table:table-cell table:style-name="ACE-12" office:value-type="string">
            <text:p>%</text:p>
          </table:table-cell>
          <table:table-cell table:style-name="ACE-14" table:formula="of:=1/10" office:value-type="float" office:value="0.10000000000000001">
            <text:p>1.000 d</text:p>
          </table:table-cell>
          <table:table-cell table:style-name="ACE-14" table:formula="of:=1/10" office:value-type="float" office:value="0.10000000000000001">
            <text:p>1.000 d</text:p>
          </table:table-cell>
          <table:table-cell table:number-columns-repeated="246" table:style-name="ACE-12"/>
        </table:table-row>
        <table:table-row table:style-name="AROW-5">
          <table:table-cell table:style-name="ACE-11" office:value-type="string">
            <text:p>P4</text:p>
          </table:table-cell>
          <table:table-cell table:style-name="ACE-12" office:value-type="string">
            <text:p>m</text:p>
          </table:table-cell>
          <table:table-cell table:style-name="ACE-12" office:value-type="string">
            <text:p>log</text:p>
          </table:table-cell>
          <table:table-cell table:style-name="ACE-13" table:formula="of:=LN([.I7])" office:value-type="float" office:value="-2.3025850929940455">
            <text:p>−2.303</text:p>
          </table:table-cell>
          <table:table-cell table:style-name="ACE-12" office:value-type="string">
            <text:p>1/day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critical recovery</text:p>
          </table:table-cell>
          <table:table-cell table:style-name="ACE-12" office:value-type="string">
            <text:p>%</text:p>
          </table:table-cell>
          <table:table-cell table:style-name="ACE-14" office:value-type="float" office:value="0.10000000000000001">
            <text:p>1.000 d</text:p>
          </table:table-cell>
          <table:table-cell table:style-name="ACE-14" office:value-type="float" office:value="0.10000000000000001">
            <text:p>1.000 d</text:p>
          </table:table-cell>
          <table:table-cell table:number-columns-repeated="246" table:style-name="ACE-12"/>
        </table:table-row>
        <table:table-row table:style-name="AROW-4">
          <table:table-cell table:style-name="ACE-11" office:value-type="string">
            <text:p>P5</text:p>
          </table:table-cell>
          <table:table-cell table:style-name="ACE-12" office:value-type="string">
            <text:p>q</text:p>
          </table:table-cell>
          <table:table-cell table:style-name="ACE-12" office:value-type="string">
            <text:p>log</text:p>
          </table:table-cell>
          <table:table-cell table:style-name="ACE-13" table:formula="of:=LN([.J8])" office:value-type="float" office:value="-3.4563306709810959">
            <text:p>−3.456</text:p>
          </table:table-cell>
          <table:table-cell table:style-name="ACE-12" office:value-type="string">
            <text:p>1/day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dying while critically sick</text:p>
          </table:table-cell>
          <table:table-cell table:style-name="ACE-12" office:value-type="string">
            <text:p>%</text:p>
          </table:table-cell>
          <table:table-cell table:style-name="ACE-12"/>
          <table:table-cell table:style-name="ACE-15" office:value-type="float" office:value="0.031545299999999998">
            <text:p>31.545 m</text:p>
          </table:table-cell>
          <table:table-cell table:number-columns-repeated="246" table:style-name="ACE-12"/>
        </table:table-row>
        <table:table-row table:style-name="AROW-4">
          <table:table-cell table:style-name="ACE-11" office:value-type="string">
            <text:p>P6</text:p>
          </table:table-cell>
          <table:table-cell table:style-name="ACE-12" office:value-type="string">
            <text:p>g</text:p>
          </table:table-cell>
          <table:table-cell table:style-name="ACE-12" office:value-type="string">
            <text:p>linear</text:p>
          </table:table-cell>
          <table:table-cell table:style-name="ACE-13" office:value-type="float" office:value="10">
            <text:p>10.000</text:p>
          </table:table-cell>
          <table:table-cell table:style-name="ACE-12" office:value-type="string">
            <text:p>day</text:p>
          </table:table-cell>
          <table:table-cell table:style-name="ACE-12" office:value-type="float" office:value="10">
            <text:p>10</text:p>
          </table:table-cell>
          <table:table-cell table:style-name="ACE-12" office:value-type="string">
            <text:p>first infection</text:p>
          </table:table-cell>
          <table:table-cell table:style-name="ACE-12" office:value-type="string">
            <text:p>%</text:p>
          </table:table-cell>
          <table:table-cell table:number-columns-repeated="248" table:style-name="ACE-12"/>
        </table:table-row>
        <table:table-row table:style-name="AROW-4">
          <table:table-cell table:style-name="ACE-11" office:value-type="string">
            <text:p>P7</text:p>
          </table:table-cell>
          <table:table-cell table:style-name="ACE-12" office:value-type="string">
            <text:p>r0_dist</text:p>
          </table:table-cell>
          <table:table-cell table:style-name="ACE-12" office:value-type="string">
            <text:p>log</text:p>
          </table:table-cell>
          <table:table-cell table:style-name="ACE-13" table:formula="of:=[.D3]" office:value-type="float" office:value="0.91629073187415511">
            <text:p>0.916</text:p>
          </table:table-cell>
          <table:table-cell table:style-name="ACE-12" office:value-type="string">
            <text:p>1/day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becoming exposed when people are careful not to get exposed</text:p>
          </table:table-cell>
          <table:table-cell table:style-name="ACE-12" office:value-type="string">
            <text:p>%</text:p>
          </table:table-cell>
          <table:table-cell table:number-columns-repeated="248" table:style-name="ACE-12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Sheet_Title" table:expression="of:=&quot;Parameter&quot;" table:base-cell-address="$'Parameter'.$A$1"/>
          <table:named-expression table:name="Print_Area" table:expression="of:=#REF!" table:base-cell-address="$'Parameter'.$A$1"/>
        </table:named-expressions>
        <gnm:selections gnm:cursor-col="6" gnm:cursor-row="2">
          <gnm:selection gnm:start-col="6" gnm:start-row="2" gnm:end-col="6" gnm:end-row="2"/>
        </gnm:selections>
      </table:table>
      <table:table table:name="Input" table:style-name="ta-5" table:print="true">
        <office:forms form:automatic-focus="false" form:apply-design-mode="false">
          <form:form/>
        </office:forms>
        <table:table-column table:default-cell-style-name="ACE-16" table:style-name="ACOL-16"/>
        <table:table-column table:default-cell-style-name="ACE-18" table:style-name="ACOL-26"/>
        <table:table-column table:default-cell-style-name="ACE-18" table:style-name="ACOL-27"/>
        <table:table-column table:default-cell-style-name="ACE-18" table:style-name="ACOL-0"/>
        <table:table-column table:default-cell-style-name="ACE-18" table:style-name="ACOL-28"/>
        <table:table-column table:default-cell-style-name="ACE-18" table:style-name="ACOL-29"/>
        <table:table-column table:default-cell-style-name="ACE-18" table:style-name="ACOL-0" table:number-columns-repeated="250"/>
        <table:table-row table:style-name="AROW-1">
          <table:table-cell table:style-name="ACE-16" office:value-type="string">
            <text:p>!!SBtab</text:p>
          </table:table-cell>
          <table:table-cell table:style-name="ACE-18" office:value-type="string">
            <text:p>Document='covid19' TableName='Input' TableTitle='The model has conservation laws that were automatically determined, these are the conserved constants' TableType='Quantity'</text:p>
          </table:table-cell>
          <table:table-cell table:number-columns-repeated="254" table:style-name="ACE-18"/>
        </table:table-row>
        <table:table-row table:style-name="AROW-1">
          <table:table-cell table:style-name="ACE-16" office:value-type="string">
            <text:p>!ID</text:p>
          </table:table-cell>
          <table:table-cell table:style-name="ACE-18" office:value-type="string">
            <text:p>!Name</text:p>
          </table:table-cell>
          <table:table-cell table:style-name="ACE-18" office:value-type="string">
            <text:p>!DefaultValue</text:p>
          </table:table-cell>
          <table:table-cell table:style-name="ACE-18" office:value-type="string">
            <text:p>!Unit</text:p>
          </table:table-cell>
          <table:table-cell table:style-name="ACE-18" office:value-type="string">
            <text:p>!ConservationLaw</text:p>
          </table:table-cell>
          <table:table-cell table:style-name="ACE-18" office:value-type="string">
            <text:p>!Comment</text:p>
          </table:table-cell>
          <table:table-cell table:number-columns-repeated="250" table:style-name="ACE-18"/>
        </table:table-row>
        <table:table-row table:style-name="AROW-1">
          <table:table-cell table:style-name="ACE-16" office:value-type="string">
            <text:p>U0</text:p>
          </table:table-cell>
          <table:table-cell table:style-name="ACE-18" office:value-type="string">
            <text:p>distancing_on</text:p>
          </table:table-cell>
          <table:table-cell table:style-name="ACE-18" office:value-type="float" office:value="0">
            <text:p>0</text:p>
          </table:table-cell>
          <table:table-cell table:style-name="ACE-18" office:value-type="float" office:value="1">
            <text:p>1</text:p>
          </table:table-cell>
          <table:table-cell table:style-name="ACE-18" office:value-type="boolean" office:boolean-value="false">
            <text:p>FALSE</text:p>
          </table:table-cell>
          <table:table-cell table:style-name="ACE-18" office:value-type="string">
            <text:p>social distancing on (1) or off (0)</text:p>
          </table:table-cell>
          <table:table-cell table:number-columns-repeated="250" table:style-name="ACE-18"/>
        </table:table-row>
        <table:table-row table:style-name="AROW-1">
          <table:table-cell table:style-name="ACE-16" office:value-type="string">
            <text:p>CLU1</text:p>
          </table:table-cell>
          <table:table-cell table:style-name="ACE-18" office:value-type="string">
            <text:p>S_ConservedConst</text:p>
          </table:table-cell>
          <table:table-cell table:style-name="ACE-18" office:value-type="float" office:value="1">
            <text:p>1</text:p>
          </table:table-cell>
          <table:table-cell table:style-name="ACE-18" office:value-type="float" office:value="1">
            <text:p>1</text:p>
          </table:table-cell>
          <table:table-cell table:style-name="ACE-18" office:value-type="boolean" office:boolean-value="true">
            <text:p>TRUE</text:p>
          </table:table-cell>
          <table:table-cell table:style-name="ACE-18" office:value-type="string">
            <text:p>Susceptible_ConservedConst = Susceptible+1*Exposed+1*Infectious+1*Krit+1*Recovered+1*Dead</text:p>
          </table:table-cell>
          <table:table-cell table:number-columns-repeated="250" table:style-name="ACE-18"/>
        </table:table-row>
        <table:table-row table:style-name="AROW-0" table:number-rows-repeated="65531">
          <table:table-cell table:number-columns-repeated="256"/>
        </table:table-row>
        <table:table-row table:style-name="AROW-0">
          <table:table-cell table:number-columns-repeated="256" table:style-name="ACE-17"/>
        </table:table-row>
        <table:named-expressions>
          <table:named-expression table:name="Sheet_Title" table:expression="of:=&quot;Input&quot;" table:base-cell-address="$'Input'.$A$1"/>
          <table:named-expression table:name="Print_Area" table:expression="of:=#REF!" table:base-cell-address="$'Input'.$A$1"/>
        </table:named-expressions>
        <gnm:selections gnm:cursor-col="1" gnm:cursor-row="6">
          <gnm:selection gnm:start-col="1" gnm:start-row="6" gnm:end-col="1" gnm:end-row="6"/>
        </gnm:selections>
      </table:table>
      <table:table table:name="Output" table:style-name="ta-6" table:print="true">
        <office:forms form:automatic-focus="false" form:apply-design-mode="false">
          <form:form/>
        </office:forms>
        <table:table-column table:default-cell-style-name="ACE-19" table:style-name="ACOL-30"/>
        <table:table-column table:default-cell-style-name="ACE-20" table:style-name="ACOL-31"/>
        <table:table-column table:default-cell-style-name="ACE-20" table:style-name="ACOL-32"/>
        <table:table-column table:default-cell-style-name="ACE-20" table:style-name="ACOL-33"/>
        <table:table-column table:default-cell-style-name="ACE-20" table:style-name="ACOL-34"/>
        <table:table-column table:default-cell-style-name="ACE-20" table:style-name="ACOL-0"/>
        <table:table-column table:default-cell-style-name="ACE-20" table:style-name="ACOL-35"/>
        <table:table-column table:default-cell-style-name="ACE-20" table:style-name="ACOL-33"/>
        <table:table-column table:default-cell-style-name="ACE-20" table:style-name="ACOL-0" table:number-columns-repeated="248"/>
        <table:table-row table:style-name="AROW-4">
          <table:table-cell table:style-name="ACE-19" office:value-type="string">
            <text:p>!!SBtab</text:p>
          </table:table-cell>
          <table:table-cell table:style-name="ACE-20" office:value-type="string">
            <text:p>Document='covid19' TableName='Output' TableTitle='Automatically determined conservation laws remove state variables, these outputs make them observable' TableType='Quantity'</text:p>
          </table:table-cell>
          <table:table-cell table:number-columns-repeated="254" table:style-name="ACE-20"/>
        </table:table-row>
        <table:table-row table:style-name="AROW-4">
          <table:table-cell table:style-name="ACE-19" office:value-type="string">
            <text:p>!ID</text:p>
          </table:table-cell>
          <table:table-cell table:style-name="ACE-20" office:value-type="string">
            <text:p>!Name</text:p>
          </table:table-cell>
          <table:table-cell table:style-name="ACE-20" office:value-type="string">
            <text:p>!Comment</text:p>
          </table:table-cell>
          <table:table-cell table:style-name="ACE-20" office:value-type="string">
            <text:p>!ErrorName</text:p>
          </table:table-cell>
          <table:table-cell table:style-name="ACE-20" office:value-type="string">
            <text:p>!ErrorType</text:p>
          </table:table-cell>
          <table:table-cell table:style-name="ACE-20" office:value-type="string">
            <text:p>!Unit</text:p>
          </table:table-cell>
          <table:table-cell table:style-name="ACE-20" office:value-type="string">
            <text:p>!ProbDist</text:p>
          </table:table-cell>
          <table:table-cell table:style-name="ACE-20" office:value-type="string">
            <text:p>!Formula</text:p>
          </table:table-cell>
          <table:table-cell table:number-columns-repeated="248" table:style-name="ACE-20"/>
        </table:table-row>
        <table:table-row table:style-name="AROW-4">
          <table:table-cell table:style-name="ACE-19" office:value-type="string">
            <text:p>YCL1</text:p>
          </table:table-cell>
          <table:table-cell table:style-name="ACE-20" office:value-type="string">
            <text:p>Susceptible_mon</text:p>
          </table:table-cell>
          <table:table-cell table:style-name="ACE-20" office:value-type="string">
            <text:p>monitors implicit state</text:p>
          </table:table-cell>
          <table:table-cell table:style-name="ACE-20" office:value-type="string">
            <text:p>SDYCL1</text:p>
          </table:table-cell>
          <table:table-cell table:style-name="ACE-20" office:value-type="string">
            <text:p>not applicable</text:p>
          </table:table-cell>
          <table:table-cell table:style-name="ACE-20" office:value-type="float" office:value="1">
            <text:p>1</text:p>
          </table:table-cell>
          <table:table-cell table:style-name="ACE-20" office:value-type="string">
            <text:p>none</text:p>
          </table:table-cell>
          <table:table-cell table:style-name="ACE-20" office:value-type="string">
            <text:p>Susceptible</text:p>
          </table:table-cell>
          <table:table-cell table:number-columns-repeated="248" table:style-name="ACE-20"/>
        </table:table-row>
        <table:table-row table:style-name="AROW-4">
          <table:table-cell table:style-name="ACE-19" office:value-type="string">
            <text:p>INFCT</text:p>
          </table:table-cell>
          <table:table-cell table:style-name="ACE-20" office:value-type="string">
            <text:p>Infectious_underestimate</text:p>
          </table:table-cell>
          <table:table-cell table:style-name="ACE-20"/>
          <table:table-cell table:style-name="ACE-20" office:value-type="string">
            <text:p>SDINFCT</text:p>
          </table:table-cell>
          <table:table-cell table:style-name="ACE-20" office:value-type="string">
            <text:p>standard deviation</text:p>
          </table:table-cell>
          <table:table-cell table:style-name="ACE-20" office:value-type="float" office:value="1">
            <text:p>1</text:p>
          </table:table-cell>
          <table:table-cell table:style-name="ACE-20" office:value-type="string">
            <text:p>normal</text:p>
          </table:table-cell>
          <table:table-cell table:style-name="ACE-20" office:value-type="string">
            <text:p>Infectious</text:p>
          </table:table-cell>
          <table:table-cell table:number-columns-repeated="248" table:style-name="ACE-20"/>
        </table:table-row>
        <table:table-row table:style-name="AROW-4">
          <table:table-cell table:style-name="ACE-19" office:value-type="string">
            <text:p>REC</text:p>
          </table:table-cell>
          <table:table-cell table:style-name="ACE-20" office:value-type="string">
            <text:p>Recovered_underestimate</text:p>
          </table:table-cell>
          <table:table-cell table:style-name="ACE-20"/>
          <table:table-cell table:style-name="ACE-20" office:value-type="string">
            <text:p>SDREC</text:p>
          </table:table-cell>
          <table:table-cell table:style-name="ACE-20" office:value-type="string">
            <text:p>standard deviation</text:p>
          </table:table-cell>
          <table:table-cell table:style-name="ACE-20" office:value-type="float" office:value="1">
            <text:p>1</text:p>
          </table:table-cell>
          <table:table-cell table:style-name="ACE-20" office:value-type="string">
            <text:p>normal</text:p>
          </table:table-cell>
          <table:table-cell table:style-name="ACE-20" office:value-type="string">
            <text:p>Recovered</text:p>
          </table:table-cell>
          <table:table-cell table:number-columns-repeated="248" table:style-name="ACE-20"/>
        </table:table-row>
        <table:table-row table:style-name="AROW-4">
          <table:table-cell table:style-name="ACE-19" office:value-type="string">
            <text:p>DEAD</text:p>
          </table:table-cell>
          <table:table-cell table:style-name="ACE-20" office:value-type="string">
            <text:p>Deaths_recorded</text:p>
          </table:table-cell>
          <table:table-cell table:style-name="ACE-20"/>
          <table:table-cell table:style-name="ACE-20" office:value-type="string">
            <text:p>SDDEAD</text:p>
          </table:table-cell>
          <table:table-cell table:style-name="ACE-20" office:value-type="string">
            <text:p>standard deviation</text:p>
          </table:table-cell>
          <table:table-cell table:style-name="ACE-20" office:value-type="float" office:value="1">
            <text:p>1</text:p>
          </table:table-cell>
          <table:table-cell table:style-name="ACE-20" office:value-type="string">
            <text:p>normal</text:p>
          </table:table-cell>
          <table:table-cell table:style-name="ACE-20" office:value-type="string">
            <text:p>Dead</text:p>
          </table:table-cell>
          <table:table-cell table:number-columns-repeated="248" table:style-name="ACE-20"/>
        </table:table-row>
        <table:table-row table:style-name="AROW-4">
          <table:table-cell table:style-name="ACE-19" office:value-type="string">
            <text:p>KRIT</text:p>
          </table:table-cell>
          <table:table-cell table:style-name="ACE-20" office:value-type="string">
            <text:p>Critically_sick</text:p>
          </table:table-cell>
          <table:table-cell table:style-name="ACE-20"/>
          <table:table-cell table:style-name="ACE-20" office:value-type="string">
            <text:p>SDKRIT</text:p>
          </table:table-cell>
          <table:table-cell table:style-name="ACE-20" office:value-type="string">
            <text:p>standard deviation</text:p>
          </table:table-cell>
          <table:table-cell table:style-name="ACE-20" office:value-type="float" office:value="1">
            <text:p>1</text:p>
          </table:table-cell>
          <table:table-cell table:style-name="ACE-20" office:value-type="string">
            <text:p>normal</text:p>
          </table:table-cell>
          <table:table-cell table:style-name="ACE-20" office:value-type="string">
            <text:p>Krit</text:p>
          </table:table-cell>
          <table:table-cell table:number-columns-repeated="248" table:style-name="ACE-20"/>
        </table:table-row>
        <table:table-row table:style-name="AROW-0" table:number-rows-repeated="65529">
          <table:table-cell table:number-columns-repeated="256"/>
        </table:table-row>
        <table:named-expressions>
          <table:named-expression table:name="Sheet_Title" table:expression="of:=&quot;Output&quot;" table:base-cell-address="$'Output'.$A$1"/>
          <table:named-expression table:name="Print_Area" table:expression="of:=#REF!" table:base-cell-address="$'Output'.$A$1"/>
        </table:named-expressions>
        <gnm:selections gnm:cursor-col="2" gnm:cursor-row="25">
          <gnm:selection gnm:start-col="2" gnm:start-row="25" gnm:end-col="2" gnm:end-row="25"/>
        </gnm:selections>
      </table:table>
      <table:table table:name="Experiments" table:style-name="ta-7" table:print="true">
        <office:forms form:automatic-focus="false" form:apply-design-mode="false">
          <form:form/>
        </office:forms>
        <table:table-column table:default-cell-style-name="ACE-21" table:style-name="ACOL-36"/>
        <table:table-column table:default-cell-style-name="ACE-22" table:style-name="ACOL-37"/>
        <table:table-column table:default-cell-style-name="ACE-22" table:style-name="ACOL-38"/>
        <table:table-column table:default-cell-style-name="ACE-22" table:style-name="ACOL-39"/>
        <table:table-column table:default-cell-style-name="ACE-22" table:style-name="ACOL-40"/>
        <table:table-column table:default-cell-style-name="ACE-22" table:style-name="ACOL-0" table:number-columns-repeated="251"/>
        <table:table-row table:style-name="AROW-4">
          <table:table-cell table:style-name="ACE-21" office:value-type="string">
            <text:p>!!SBtab</text:p>
          </table:table-cell>
          <table:table-cell table:style-name="ACE-22" office:value-type="string">
            <text:p>Document='covid19' TableName='Experiments' TableType='QuantityMatrix' TableTitle='rates'</text:p>
          </table:table-cell>
          <table:table-cell table:number-columns-repeated="254" table:style-name="ACE-22"/>
        </table:table-row>
        <table:table-row table:style-name="AROW-4">
          <table:table-cell table:style-name="ACE-21" office:value-type="string">
            <text:p>!ID</text:p>
          </table:table-cell>
          <table:table-cell table:style-name="ACE-22" office:value-type="string">
            <text:p>!Name</text:p>
          </table:table-cell>
          <table:table-cell table:style-name="ACE-22" office:value-type="string">
            <text:p>!Type</text:p>
          </table:table-cell>
          <table:table-cell table:style-name="ACE-22" office:value-type="string">
            <text:p>!Event</text:p>
          </table:table-cell>
          <table:table-cell table:style-name="ACE-22" office:value-type="string">
            <text:p>!Reference</text:p>
          </table:table-cell>
          <table:table-cell table:number-columns-repeated="251" table:style-name="ACE-22"/>
        </table:table-row>
        <table:table-row table:style-name="AROW-4">
          <table:table-cell table:style-name="ACE-21" office:value-type="string">
            <text:p>E0</text:p>
          </table:table-cell>
          <table:table-cell table:style-name="ACE-22" office:value-type="string">
            <text:p>Observations</text:p>
          </table:table-cell>
          <table:table-cell table:style-name="ACE-22" office:value-type="string">
            <text:p>Time Series</text:p>
          </table:table-cell>
          <table:table-cell table:style-name="ACE-22" office:value-type="string">
            <text:p>Distancing</text:p>
          </table:table-cell>
          <table:table-cell table:style-name="ACE-22" office:value-type="string">
            <text:p>https://en.wikipedia.org/wiki/2020_coronavirus_pandemic_in_Sweden</text:p>
          </table:table-cell>
          <table:table-cell table:number-columns-repeated="251" table:style-name="ACE-22"/>
        </table:table-row>
        <table:table-row table:style-name="AROW-0" table:number-rows-repeated="65533">
          <table:table-cell table:number-columns-repeated="256"/>
        </table:table-row>
        <table:named-expressions>
          <table:named-expression table:name="Sheet_Title" table:expression="of:=&quot;Experiments&quot;" table:base-cell-address="$'Experiments'.$A$1"/>
          <table:named-expression table:name="Print_Area" table:expression="of:=#REF!" table:base-cell-address="$'Experiments'.$A$1"/>
        </table:named-expressions>
        <gnm:selections gnm:cursor-col="3" gnm:cursor-row="3">
          <gnm:selection gnm:start-col="3" gnm:start-row="3" gnm:end-col="3" gnm:end-row="3"/>
        </gnm:selections>
      </table:table>
      <table:table table:name="Distancing" table:style-name="ta-8" table:print="true">
        <office:forms form:automatic-focus="false" form:apply-design-mode="false">
          <form:form/>
        </office:forms>
        <table:table-column table:default-cell-style-name="ACE-24" table:style-name="ACOL-41"/>
        <table:table-column table:default-cell-style-name="ACE-24" table:style-name="ACOL-0" table:number-columns-repeated="2"/>
        <table:table-column table:default-cell-style-name="ACE-24" table:style-name="ACOL-0" table:number-columns-repeated="253"/>
        <table:table-row table:style-name="AROW-4">
          <table:table-cell table:style-name="ACE-23" office:value-type="string">
            <text:p>!!SBtab</text:p>
          </table:table-cell>
          <table:table-cell table:style-name="ACE-25" office:value-type="string">
            <text:p>Document='covid19' TableName='Distancing' TableType='QuantityMatrix' TableTitle='Event that changed peoples behaviour'</text:p>
          </table:table-cell>
          <table:table-cell table:style-name="ACE-26"/>
          <table:table-cell table:number-columns-repeated="253" table:style-name="ACE-24"/>
        </table:table-row>
        <table:table-row table:style-name="AROW-4">
          <table:table-cell table:style-name="ACE-23" office:value-type="string">
            <text:p>!TimePoint</text:p>
          </table:table-cell>
          <table:table-cell table:style-name="ACE-25" office:value-type="string">
            <text:p>!Time</text:p>
          </table:table-cell>
          <table:table-cell table:style-name="ACE-26" office:value-type="string">
            <text:p>&gt;SET:U0</text:p>
          </table:table-cell>
          <table:table-cell table:number-columns-repeated="253" table:style-name="ACE-24"/>
        </table:table-row>
        <table:table-row table:style-name="AROW-2">
          <table:table-cell table:style-name="ACE-23" office:value-type="date" office:date-value="2020-03-16">
            <text:p>2020-Mar-16</text:p>
          </table:table-cell>
          <table:table-cell table:style-name="ACE-25" office:value-type="float" office:value="45">
            <text:p>45</text:p>
          </table:table-cell>
          <table:table-cell table:style-name="ACE-24" office:value-type="float" office:value="1">
            <text:p>1</text:p>
          </table:table-cell>
          <table:table-cell table:number-columns-repeated="253" table:style-name="ACE-24"/>
        </table:table-row>
        <table:table-row table:style-name="AROW-0" table:number-rows-repeated="65533">
          <table:table-cell table:number-columns-repeated="256"/>
        </table:table-row>
        <table:named-expressions>
          <table:named-expression table:name="Sheet_Title" table:expression="of:=&quot;Distancing&quot;" table:base-cell-address="$'Distancing'.$A$1"/>
          <table:named-expression table:name="Print_Area" table:expression="of:=#REF!" table:base-cell-address="$'Distancing'.$A$1"/>
        </table:named-expressions>
        <gnm:selections gnm:cursor-col="1" gnm:cursor-row="0">
          <gnm:selection gnm:start-col="1" gnm:start-row="0" gnm:end-col="1" gnm:end-row="0"/>
        </gnm:selections>
      </table:table>
      <table:table table:name="Observations" table:style-name="ta-9" table:print="true">
        <office:forms form:automatic-focus="false" form:apply-design-mode="false">
          <form:form/>
        </office:forms>
        <table:table-column table:default-cell-style-name="ACE-27" table:style-name="ACOL-42"/>
        <table:table-column table:default-cell-style-name="ACE-28" table:style-name="ACOL-0"/>
        <table:table-column table:default-cell-style-name="ACE-29" table:style-name="ACOL-43"/>
        <table:table-column table:default-cell-style-name="ACE-30" table:style-name="ACOL-44"/>
        <table:table-column table:default-cell-style-name="ACE-31" table:style-name="ACOL-45"/>
        <table:table-column table:default-cell-style-name="ACE-30" table:style-name="ACOL-46"/>
        <table:table-column table:default-cell-style-name="ACE-31" table:style-name="ACOL-47"/>
        <table:table-column table:default-cell-style-name="ACE-32" table:style-name="ACOL-48"/>
        <table:table-column table:default-cell-style-name="ACE-31" table:style-name="ACOL-49"/>
        <table:table-column table:default-cell-style-name="ACE-33" table:style-name="ACOL-49"/>
        <table:table-column table:default-cell-style-name="ACE-31" table:style-name="ACOL-50"/>
        <table:table-column table:default-cell-style-name="ACE-28" table:style-name="ACOL-5"/>
        <table:table-column table:default-cell-style-name="ACE-28" table:style-name="ACOL-0"/>
        <table:table-column table:default-cell-style-name="ACE-28" table:style-name="ACOL-51"/>
        <table:table-column table:default-cell-style-name="ACE-28" table:style-name="ACOL-52"/>
        <table:table-column table:default-cell-style-name="ACE-28" table:style-name="ACOL-53"/>
        <table:table-column table:default-cell-style-name="ACE-28" table:style-name="ACOL-0" table:number-columns-repeated="239"/>
        <table:table-column table:default-cell-style-name="ACE-34" table:style-name="ACOL-0"/>
        <table:table-row table:style-name="AROW-4">
          <table:table-cell table:style-name="ACE-27" office:value-type="string">
            <text:p>!!SBtab</text:p>
          </table:table-cell>
          <table:table-cell table:style-name="ACE-28" office:value-type="string">
            <text:p>Document='covid19' TableName='Observations' TableType='QuantityMatrix TableTitle='taken from wikipedia article'</text:p>
          </table:table-cell>
          <table:table-cell table:style-name="ACE-29"/>
          <table:table-cell table:style-name="ACE-30"/>
          <table:table-cell table:style-name="ACE-31"/>
          <table:table-cell table:style-name="ACE-30"/>
          <table:table-cell table:style-name="ACE-31"/>
          <table:table-cell table:style-name="ACE-32"/>
          <table:table-cell table:style-name="ACE-31"/>
          <table:table-cell table:style-name="ACE-33"/>
          <table:table-cell table:style-name="ACE-31"/>
          <table:table-cell table:number-columns-repeated="244" table:style-name="ACE-28"/>
          <table:table-cell table:style-name="ACE-34"/>
        </table:table-row>
        <table:table-row table:style-name="AROW-4">
          <table:table-cell table:style-name="ACE-27" office:value-type="string">
            <text:p>!TimePoint</text:p>
          </table:table-cell>
          <table:table-cell table:style-name="ACE-28" office:value-type="string">
            <text:p>!Time</text:p>
          </table:table-cell>
          <table:table-cell table:style-name="ACE-29" office:value-type="string">
            <text:p>&gt;INFCT</text:p>
          </table:table-cell>
          <table:table-cell table:style-name="ACE-30" office:value-type="string">
            <text:p>SDINFCT</text:p>
          </table:table-cell>
          <table:table-cell table:style-name="ACE-31" office:value-type="string">
            <text:p>&gt;REC</text:p>
          </table:table-cell>
          <table:table-cell table:style-name="ACE-30" office:value-type="string">
            <text:p>SDREC</text:p>
          </table:table-cell>
          <table:table-cell table:style-name="ACE-31" office:value-type="string">
            <text:p>&gt;DEAD</text:p>
          </table:table-cell>
          <table:table-cell table:style-name="ACE-32" office:value-type="string">
            <text:p>SDDEAD</text:p>
          </table:table-cell>
          <table:table-cell table:style-name="ACE-31" office:value-type="string">
            <text:p>&gt;KRIT</text:p>
          </table:table-cell>
          <table:table-cell table:style-name="ACE-33" office:value-type="string">
            <text:p>SDKRIT</text:p>
          </table:table-cell>
          <table:table-cell table:style-name="ACE-31" office:value-type="string">
            <text:p>%</text:p>
          </table:table-cell>
          <table:table-cell table:style-name="ACE-28" office:value-type="string">
            <text:p>%Cases</text:p>
          </table:table-cell>
          <table:table-cell table:style-name="ACE-28" office:value-type="string">
            <text:p>%Recoveries</text:p>
          </table:table-cell>
          <table:table-cell table:style-name="ACE-28" office:value-type="string">
            <text:p>%Deaths</text:p>
          </table:table-cell>
          <table:table-cell table:style-name="ACE-28" office:value-type="string">
            <text:p>%new iva cases</text:p>
          </table:table-cell>
          <table:table-cell table:style-name="ACE-28" office:value-type="string">
            <text:p>%cumulative iva cases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1-31">
            <text:p>2020-Jan-31</text:p>
          </table:table-cell>
          <table:table-cell table:style-name="ACE-28" table:formula="of:=DAYS([.A3];[.$A$3])" office:value-type="float" office:value="0">
            <text:p>0</text:p>
          </table:table-cell>
          <table:table-cell table:style-name="ACE-29" table:formula="of:=[.L3]/[$'Constant'.$C$3]" office:value-type="float" office:value="9.8814229249011855e-08">
            <text:p>9.881×10−08</text:p>
          </table:table-cell>
          <table:table-cell table:style-name="ACE-30" office:value-type="string">
            <text:p>inf</text:p>
          </table:table-cell>
          <table:table-cell table:style-name="ACE-29" table:formula="of:=[.M3]/[$'Constant'.$C$3]" office:value-type="float" office:value="0">
            <text:p>0.000×10+00</text:p>
          </table:table-cell>
          <table:table-cell table:style-name="ACE-30" office:value-type="string">
            <text:p>inf</text:p>
          </table:table-cell>
          <table:table-cell table:style-name="ACE-29" table:formula="of:=[.N3]/[$'Constant'.$C$3]" office:value-type="float" office:value="0">
            <text:p>0.000×10+00</text:p>
          </table:table-cell>
          <table:table-cell table:style-name="ACE-32" table:formula="of:=[.G3]/20+MAX([.$G$3:.$G$33])/20" office:value-type="float" office:value="3.6561264822134387e-07">
            <text:p>365.613 n</text:p>
          </table:table-cell>
          <table:table-cell table:style-name="ACE-29" table:formula="of:=[.P3]/[$'Constant'.$C$3]" office:value-type="float" office:value="0">
            <text:p>0.000×10+00</text:p>
          </table:table-cell>
          <table:table-cell table:style-name="ACE-33" table:formula="of:=[.I3]/20+MAX([.$I$3:.$I$35])/20" office:value-type="float" office:value="1.3488142292490118e-06">
            <text:p>1.349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">
            <text:p>1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table:formula="of:=[.O3]" office:value-type="float" office:value="0">
            <text:p>0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2-26">
            <text:p>2020-Feb-26</text:p>
          </table:table-cell>
          <table:table-cell table:style-name="ACE-28" table:formula="of:=DAYS([.A4];[.$A$3])" office:value-type="float" office:value="26">
            <text:p>26</text:p>
          </table:table-cell>
          <table:table-cell table:style-name="ACE-29" table:formula="of:=[.L4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M4]/[$'Constant'.$C$3]" office:value-type="float" office:value="0">
            <text:p>0.000×10+00</text:p>
          </table:table-cell>
          <table:table-cell table:style-name="ACE-30" office:value-type="string">
            <text:p>inf</text:p>
          </table:table-cell>
          <table:table-cell table:style-name="ACE-29" table:formula="of:=[.N4]/[$'Constant'.$C$3]" office:value-type="float" office:value="0">
            <text:p>0.000×10+00</text:p>
          </table:table-cell>
          <table:table-cell table:style-name="ACE-32" table:formula="of:=[.G4]/20+MAX([.$G$3:.$G$33])/20" office:value-type="float" office:value="3.6561264822134387e-07">
            <text:p>365.613 n</text:p>
          </table:table-cell>
          <table:table-cell table:style-name="ACE-29" table:formula="of:=[.P4]/[$'Constant'.$C$3]" office:value-type="float" office:value="0">
            <text:p>0.000×10+00</text:p>
          </table:table-cell>
          <table:table-cell table:style-name="ACE-33" table:formula="of:=[.I4]/20+MAX([.$I$3:.$I$35])/20" office:value-type="float" office:value="1.3488142292490118e-06">
            <text:p>1.349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table:formula="of:=[.O4]+[.P3]" office:value-type="float" office:value="0">
            <text:p>0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2-27">
            <text:p>2020-Feb-27</text:p>
          </table:table-cell>
          <table:table-cell table:style-name="ACE-28" table:formula="of:=DAYS([.A5];[.$A$3])" office:value-type="float" office:value="27">
            <text:p>27</text:p>
          </table:table-cell>
          <table:table-cell table:style-name="ACE-29" table:formula="of:=[.L5]/[$'Constant'.$C$3]" office:value-type="float" office:value="6.9169960474308297e-07">
            <text:p>6.917×10−07</text:p>
          </table:table-cell>
          <table:table-cell table:style-name="ACE-30" office:value-type="string">
            <text:p>inf</text:p>
          </table:table-cell>
          <table:table-cell table:style-name="ACE-29" table:formula="of:=[.M5]/[$'Constant'.$C$3]" office:value-type="float" office:value="0">
            <text:p>0.000×10+00</text:p>
          </table:table-cell>
          <table:table-cell table:style-name="ACE-30" office:value-type="string">
            <text:p>inf</text:p>
          </table:table-cell>
          <table:table-cell table:style-name="ACE-29" table:formula="of:=[.N5]/[$'Constant'.$C$3]" office:value-type="float" office:value="0">
            <text:p>0.000×10+00</text:p>
          </table:table-cell>
          <table:table-cell table:style-name="ACE-32" table:formula="of:=[.G5]/20+MAX([.$G$3:.$G$33])/20" office:value-type="float" office:value="3.6561264822134387e-07">
            <text:p>365.613 n</text:p>
          </table:table-cell>
          <table:table-cell table:style-name="ACE-29" table:formula="of:=[.P5]/[$'Constant'.$C$3]" office:value-type="float" office:value="0">
            <text:p>0.000×10+00</text:p>
          </table:table-cell>
          <table:table-cell table:style-name="ACE-33" table:formula="of:=[.I5]/20+MAX([.$I$3:.$I$35])/20" office:value-type="float" office:value="1.3488142292490118e-06">
            <text:p>1.349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7">
            <text:p>7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table:formula="of:=[.O5]+[.P4]" office:value-type="float" office:value="0">
            <text:p>0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2-28">
            <text:p>2020-Feb-28</text:p>
          </table:table-cell>
          <table:table-cell table:style-name="ACE-28" table:formula="of:=DAYS([.A6];[.$A$3])" office:value-type="float" office:value="28">
            <text:p>28</text:p>
          </table:table-cell>
          <table:table-cell table:style-name="ACE-29" table:formula="of:=[.L6]/[$'Constant'.$C$3]" office:value-type="float" office:value="1.0869565217391303e-06">
            <text:p>1.087×10−06</text:p>
          </table:table-cell>
          <table:table-cell table:style-name="ACE-30" office:value-type="string">
            <text:p>inf</text:p>
          </table:table-cell>
          <table:table-cell table:style-name="ACE-29" table:formula="of:=[.M6]/[$'Constant'.$C$3]" office:value-type="float" office:value="0">
            <text:p>0.000×10+00</text:p>
          </table:table-cell>
          <table:table-cell table:style-name="ACE-30" office:value-type="string">
            <text:p>inf</text:p>
          </table:table-cell>
          <table:table-cell table:style-name="ACE-29" table:formula="of:=[.N6]/[$'Constant'.$C$3]" office:value-type="float" office:value="0">
            <text:p>0.000×10+00</text:p>
          </table:table-cell>
          <table:table-cell table:style-name="ACE-32" table:formula="of:=[.G6]/20+MAX([.$G$3:.$G$33])/20" office:value-type="float" office:value="3.6561264822134387e-07">
            <text:p>365.613 n</text:p>
          </table:table-cell>
          <table:table-cell table:style-name="ACE-29" table:formula="of:=[.P6]/[$'Constant'.$C$3]" office:value-type="float" office:value="0">
            <text:p>0.000×10+00</text:p>
          </table:table-cell>
          <table:table-cell table:style-name="ACE-33" table:formula="of:=[.I6]/20+MAX([.$I$3:.$I$35])/20" office:value-type="float" office:value="1.3488142292490118e-06">
            <text:p>1.349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1">
            <text:p>11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table:formula="of:=[.O6]+[.P5]" office:value-type="float" office:value="0">
            <text:p>0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2-29">
            <text:p>2020-Feb-29</text:p>
          </table:table-cell>
          <table:table-cell table:style-name="ACE-28" table:formula="of:=DAYS([.A7];[.$A$3])" office:value-type="float" office:value="29">
            <text:p>29</text:p>
          </table:table-cell>
          <table:table-cell table:style-name="ACE-29" table:formula="of:=[.L7]/[$'Constant'.$C$3]" office:value-type="float" office:value="1.2845849802371541e-06">
            <text:p>1.285×10−06</text:p>
          </table:table-cell>
          <table:table-cell table:style-name="ACE-30" office:value-type="string">
            <text:p>inf</text:p>
          </table:table-cell>
          <table:table-cell table:style-name="ACE-29" table:formula="of:=[.M7]/[$'Constant'.$C$3]" office:value-type="float" office:value="0">
            <text:p>0.000×10+00</text:p>
          </table:table-cell>
          <table:table-cell table:style-name="ACE-30" office:value-type="string">
            <text:p>inf</text:p>
          </table:table-cell>
          <table:table-cell table:style-name="ACE-29" table:formula="of:=[.N7]/[$'Constant'.$C$3]" office:value-type="float" office:value="0">
            <text:p>0.000×10+00</text:p>
          </table:table-cell>
          <table:table-cell table:style-name="ACE-32" table:formula="of:=[.G7]/20+MAX([.$G$3:.$G$33])/20" office:value-type="float" office:value="3.6561264822134387e-07">
            <text:p>365.613 n</text:p>
          </table:table-cell>
          <table:table-cell table:style-name="ACE-29" table:formula="of:=[.P7]/[$'Constant'.$C$3]" office:value-type="float" office:value="0">
            <text:p>0.000×10+00</text:p>
          </table:table-cell>
          <table:table-cell table:style-name="ACE-33" table:formula="of:=[.I7]/20+MAX([.$I$3:.$I$35])/20" office:value-type="float" office:value="1.3488142292490118e-06">
            <text:p>1.349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3">
            <text:p>13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table:formula="of:=[.O7]+[.P6]" office:value-type="float" office:value="0">
            <text:p>0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01">
            <text:p>2020-Mar-01</text:p>
          </table:table-cell>
          <table:table-cell table:style-name="ACE-28" table:formula="of:=DAYS([.A8];[.$A$3])" office:value-type="float" office:value="30">
            <text:p>30</text:p>
          </table:table-cell>
          <table:table-cell table:style-name="ACE-29" table:formula="of:=[.L8]/[$'Constant'.$C$3]" office:value-type="float" office:value="1.3833992094861659e-06">
            <text:p>1.383×10−06</text:p>
          </table:table-cell>
          <table:table-cell table:style-name="ACE-30" office:value-type="string">
            <text:p>inf</text:p>
          </table:table-cell>
          <table:table-cell table:style-name="ACE-29" table:formula="of:=[.M8]/[$'Constant'.$C$3]" office:value-type="float" office:value="0">
            <text:p>0.000×10+00</text:p>
          </table:table-cell>
          <table:table-cell table:style-name="ACE-30" office:value-type="string">
            <text:p>inf</text:p>
          </table:table-cell>
          <table:table-cell table:style-name="ACE-29" table:formula="of:=[.N8]/[$'Constant'.$C$3]" office:value-type="float" office:value="0">
            <text:p>0.000×10+00</text:p>
          </table:table-cell>
          <table:table-cell table:style-name="ACE-32" table:formula="of:=[.G8]/20+MAX([.$G$3:.$G$33])/20" office:value-type="float" office:value="3.6561264822134387e-07">
            <text:p>365.613 n</text:p>
          </table:table-cell>
          <table:table-cell table:style-name="ACE-29" table:formula="of:=[.P8]/[$'Constant'.$C$3]" office:value-type="float" office:value="0">
            <text:p>0.000×10+00</text:p>
          </table:table-cell>
          <table:table-cell table:style-name="ACE-33" table:formula="of:=[.I8]/20+MAX([.$I$3:.$I$35])/20" office:value-type="float" office:value="1.3488142292490118e-06">
            <text:p>1.349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4">
            <text:p>14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table:formula="of:=[.O8]+[.P7]" office:value-type="float" office:value="0">
            <text:p>0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02">
            <text:p>2020-Mar-02</text:p>
          </table:table-cell>
          <table:table-cell table:style-name="ACE-28" table:formula="of:=DAYS([.A9];[.$A$3])" office:value-type="float" office:value="31">
            <text:p>31</text:p>
          </table:table-cell>
          <table:table-cell table:style-name="ACE-29" table:formula="of:=[.L9]/[$'Constant'.$C$3]" office:value-type="float" office:value="1.4822134387351778e-06">
            <text:p>1.482×10−06</text:p>
          </table:table-cell>
          <table:table-cell table:style-name="ACE-30" office:value-type="string">
            <text:p>inf</text:p>
          </table:table-cell>
          <table:table-cell table:style-name="ACE-29" table:formula="of:=[.M9]/[$'Constant'.$C$3]" office:value-type="float" office:value="0">
            <text:p>0.000×10+00</text:p>
          </table:table-cell>
          <table:table-cell table:style-name="ACE-30" office:value-type="string">
            <text:p>inf</text:p>
          </table:table-cell>
          <table:table-cell table:style-name="ACE-29" table:formula="of:=[.N9]/[$'Constant'.$C$3]" office:value-type="float" office:value="0">
            <text:p>0.000×10+00</text:p>
          </table:table-cell>
          <table:table-cell table:style-name="ACE-32" table:formula="of:=[.G9]/20+MAX([.$G$3:.$G$33])/20" office:value-type="float" office:value="3.6561264822134387e-07">
            <text:p>365.613 n</text:p>
          </table:table-cell>
          <table:table-cell table:style-name="ACE-29" table:formula="of:=[.P9]/[$'Constant'.$C$3]" office:value-type="float" office:value="0">
            <text:p>0.000×10+00</text:p>
          </table:table-cell>
          <table:table-cell table:style-name="ACE-33" table:formula="of:=[.I9]/20+MAX([.$I$3:.$I$35])/20" office:value-type="float" office:value="1.3488142292490118e-06">
            <text:p>1.349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5">
            <text:p>15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table:formula="of:=[.O9]+[.P8]" office:value-type="float" office:value="0">
            <text:p>0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03">
            <text:p>2020-Mar-03</text:p>
          </table:table-cell>
          <table:table-cell table:style-name="ACE-28" table:formula="of:=DAYS([.A10];[.$A$3])" office:value-type="float" office:value="32">
            <text:p>32</text:p>
          </table:table-cell>
          <table:table-cell table:style-name="ACE-29" table:formula="of:=[.L10]/[$'Constant'.$C$3]" office:value-type="float" office:value="2.9644268774703556e-06">
            <text:p>2.964×10−06</text:p>
          </table:table-cell>
          <table:table-cell table:style-name="ACE-30" office:value-type="string">
            <text:p>inf</text:p>
          </table:table-cell>
          <table:table-cell table:style-name="ACE-29" table:formula="of:=[.M10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10]/[$'Constant'.$C$3]" office:value-type="float" office:value="0">
            <text:p>0.000×10+00</text:p>
          </table:table-cell>
          <table:table-cell table:style-name="ACE-32" table:formula="of:=[.G10]/20+MAX([.$G$3:.$G$33])/20" office:value-type="float" office:value="3.6561264822134387e-07">
            <text:p>365.613 n</text:p>
          </table:table-cell>
          <table:table-cell table:style-name="ACE-29" table:formula="of:=[.P10]/[$'Constant'.$C$3]" office:value-type="float" office:value="0">
            <text:p>0.000×10+00</text:p>
          </table:table-cell>
          <table:table-cell table:style-name="ACE-33" table:formula="of:=[.I10]/20+MAX([.$I$3:.$I$35])/20" office:value-type="float" office:value="1.3488142292490118e-06">
            <text:p>1.349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30">
            <text:p>30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table:formula="of:=[.O10]+[.P9]" office:value-type="float" office:value="0">
            <text:p>0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04">
            <text:p>2020-Mar-04</text:p>
          </table:table-cell>
          <table:table-cell table:style-name="ACE-28" table:formula="of:=DAYS([.A11];[.$A$3])" office:value-type="float" office:value="33">
            <text:p>33</text:p>
          </table:table-cell>
          <table:table-cell table:style-name="ACE-29" table:formula="of:=[.L11]/[$'Constant'.$C$3]" office:value-type="float" office:value="5.1383399209486163e-06">
            <text:p>5.138×10−06</text:p>
          </table:table-cell>
          <table:table-cell table:style-name="ACE-30" office:value-type="string">
            <text:p>inf</text:p>
          </table:table-cell>
          <table:table-cell table:style-name="ACE-29" table:formula="of:=[.M11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11]/[$'Constant'.$C$3]" office:value-type="float" office:value="0">
            <text:p>0.000×10+00</text:p>
          </table:table-cell>
          <table:table-cell table:style-name="ACE-32" table:formula="of:=[.G11]/20+MAX([.$G$3:.$G$33])/20" office:value-type="float" office:value="3.6561264822134387e-07">
            <text:p>365.613 n</text:p>
          </table:table-cell>
          <table:table-cell table:style-name="ACE-29" table:formula="of:=[.P11]/[$'Constant'.$C$3]" office:value-type="float" office:value="0">
            <text:p>0.000×10+00</text:p>
          </table:table-cell>
          <table:table-cell table:style-name="ACE-33" table:formula="of:=[.I11]/20+MAX([.$I$3:.$I$35])/20" office:value-type="float" office:value="1.3488142292490118e-06">
            <text:p>1.349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52">
            <text:p>52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table:formula="of:=[.O11]+[.P10]" office:value-type="float" office:value="0">
            <text:p>0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05">
            <text:p>2020-Mar-05</text:p>
          </table:table-cell>
          <table:table-cell table:style-name="ACE-28" table:formula="of:=DAYS([.A12];[.$A$3])" office:value-type="float" office:value="34">
            <text:p>34</text:p>
          </table:table-cell>
          <table:table-cell table:style-name="ACE-29" table:formula="of:=[.L12]/[$'Constant'.$C$3]" office:value-type="float" office:value="9.2885375494071152e-06">
            <text:p>9.289×10−06</text:p>
          </table:table-cell>
          <table:table-cell table:style-name="ACE-30" office:value-type="string">
            <text:p>inf</text:p>
          </table:table-cell>
          <table:table-cell table:style-name="ACE-29" table:formula="of:=[.M12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12]/[$'Constant'.$C$3]" office:value-type="float" office:value="0">
            <text:p>0.000×10+00</text:p>
          </table:table-cell>
          <table:table-cell table:style-name="ACE-32" table:formula="of:=[.G12]/20+MAX([.$G$3:.$G$33])/20" office:value-type="float" office:value="3.6561264822134387e-07">
            <text:p>365.613 n</text:p>
          </table:table-cell>
          <table:table-cell table:style-name="ACE-29" table:formula="of:=[.P12]/[$'Constant'.$C$3]" office:value-type="float" office:value="0">
            <text:p>0.000×10+00</text:p>
          </table:table-cell>
          <table:table-cell table:style-name="ACE-33" table:formula="of:=[.I12]/20+MAX([.$I$3:.$I$35])/20" office:value-type="float" office:value="1.3488142292490118e-06">
            <text:p>1.349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94">
            <text:p>94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table:formula="of:=[.O12]+[.P11]" office:value-type="float" office:value="0">
            <text:p>0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06">
            <text:p>2020-Mar-06</text:p>
          </table:table-cell>
          <table:table-cell table:style-name="ACE-28" table:formula="of:=DAYS([.A13];[.$A$3])" office:value-type="float" office:value="35">
            <text:p>35</text:p>
          </table:table-cell>
          <table:table-cell table:style-name="ACE-29" table:formula="of:=[.L13]/[$'Constant'.$C$3]" office:value-type="float" office:value="1.3537549407114625e-05">
            <text:p>1.354×10−05</text:p>
          </table:table-cell>
          <table:table-cell table:style-name="ACE-30" office:value-type="string">
            <text:p>inf</text:p>
          </table:table-cell>
          <table:table-cell table:style-name="ACE-29" table:formula="of:=[.M13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13]/[$'Constant'.$C$3]" office:value-type="float" office:value="0">
            <text:p>0.000×10+00</text:p>
          </table:table-cell>
          <table:table-cell table:style-name="ACE-32" table:formula="of:=[.G13]/20+MAX([.$G$3:.$G$33])/20" office:value-type="float" office:value="3.6561264822134387e-07">
            <text:p>365.613 n</text:p>
          </table:table-cell>
          <table:table-cell table:style-name="ACE-29" table:formula="of:=[.P13]/[$'Constant'.$C$3]" office:value-type="float" office:value="1.9762845849802371e-07">
            <text:p>1.976×10−07</text:p>
          </table:table-cell>
          <table:table-cell table:style-name="ACE-33" table:formula="of:=[.I13]/20+MAX([.$I$3:.$I$35])/20" office:value-type="float" office:value="1.3586956521739129e-06">
            <text:p>1.359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37">
            <text:p>137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2">
            <text:p>2</text:p>
          </table:table-cell>
          <table:table-cell table:style-name="ACE-28" table:formula="of:=[.O13]+[.P12]" office:value-type="float" office:value="2">
            <text:p>2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07">
            <text:p>2020-Mar-07</text:p>
          </table:table-cell>
          <table:table-cell table:style-name="ACE-28" table:formula="of:=DAYS([.A14];[.$A$3])" office:value-type="float" office:value="36">
            <text:p>36</text:p>
          </table:table-cell>
          <table:table-cell table:style-name="ACE-29" table:formula="of:=[.L14]/[$'Constant'.$C$3]" office:value-type="float" office:value="1.590909090909091e-05">
            <text:p>1.591×10−05</text:p>
          </table:table-cell>
          <table:table-cell table:style-name="ACE-30" office:value-type="string">
            <text:p>inf</text:p>
          </table:table-cell>
          <table:table-cell table:style-name="ACE-29" table:formula="of:=[.M14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14]/[$'Constant'.$C$3]" office:value-type="float" office:value="0">
            <text:p>0.000×10+00</text:p>
          </table:table-cell>
          <table:table-cell table:style-name="ACE-32" table:formula="of:=[.G14]/20+MAX([.$G$3:.$G$33])/20" office:value-type="float" office:value="3.6561264822134387e-07">
            <text:p>365.613 n</text:p>
          </table:table-cell>
          <table:table-cell table:style-name="ACE-29" table:formula="of:=[.P14]/[$'Constant'.$C$3]" office:value-type="float" office:value="2.9644268774703555e-07">
            <text:p>2.964×10−07</text:p>
          </table:table-cell>
          <table:table-cell table:style-name="ACE-33" table:formula="of:=[.I14]/20+MAX([.$I$3:.$I$35])/20" office:value-type="float" office:value="1.3636363636363636e-06">
            <text:p>1.364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61">
            <text:p>161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1">
            <text:p>1</text:p>
          </table:table-cell>
          <table:table-cell table:style-name="ACE-28" table:formula="of:=[.O14]+[.P13]" office:value-type="float" office:value="3">
            <text:p>3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08">
            <text:p>2020-Mar-08</text:p>
          </table:table-cell>
          <table:table-cell table:style-name="ACE-28" table:formula="of:=DAYS([.A15];[.$A$3])" office:value-type="float" office:value="37">
            <text:p>37</text:p>
          </table:table-cell>
          <table:table-cell table:style-name="ACE-29" table:formula="of:=[.L15]/[$'Constant'.$C$3]" office:value-type="float" office:value="2.0059288537549406e-05">
            <text:p>2.006×10−05</text:p>
          </table:table-cell>
          <table:table-cell table:style-name="ACE-30" office:value-type="string">
            <text:p>inf</text:p>
          </table:table-cell>
          <table:table-cell table:style-name="ACE-29" table:formula="of:=[.M15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15]/[$'Constant'.$C$3]" office:value-type="float" office:value="0">
            <text:p>0.000×10+00</text:p>
          </table:table-cell>
          <table:table-cell table:style-name="ACE-32" table:formula="of:=[.G15]/20+MAX([.$G$3:.$G$33])/20" office:value-type="float" office:value="3.6561264822134387e-07">
            <text:p>365.613 n</text:p>
          </table:table-cell>
          <table:table-cell table:style-name="ACE-29" table:formula="of:=[.P15]/[$'Constant'.$C$3]" office:value-type="float" office:value="4.9407114624505924e-07">
            <text:p>4.941×10−07</text:p>
          </table:table-cell>
          <table:table-cell table:style-name="ACE-33" table:formula="of:=[.I15]/20+MAX([.$I$3:.$I$35])/20" office:value-type="float" office:value="1.3735177865612648e-06">
            <text:p>1.374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203">
            <text:p>203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2">
            <text:p>2</text:p>
          </table:table-cell>
          <table:table-cell table:style-name="ACE-28" table:formula="of:=[.O15]+[.P14]" office:value-type="float" office:value="5">
            <text:p>5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09">
            <text:p>2020-Mar-09</text:p>
          </table:table-cell>
          <table:table-cell table:style-name="ACE-28" table:formula="of:=DAYS([.A16];[.$A$3])" office:value-type="float" office:value="38">
            <text:p>38</text:p>
          </table:table-cell>
          <table:table-cell table:style-name="ACE-29" table:formula="of:=[.L16]/[$'Constant'.$C$3]" office:value-type="float" office:value="2.4505928853754942e-05">
            <text:p>2.451×10−05</text:p>
          </table:table-cell>
          <table:table-cell table:style-name="ACE-30" office:value-type="string">
            <text:p>inf</text:p>
          </table:table-cell>
          <table:table-cell table:style-name="ACE-29" table:formula="of:=[.M16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16]/[$'Constant'.$C$3]" office:value-type="float" office:value="0">
            <text:p>0.000×10+00</text:p>
          </table:table-cell>
          <table:table-cell table:style-name="ACE-32" table:formula="of:=[.G16]/20+MAX([.$G$3:.$G$33])/20" office:value-type="float" office:value="3.6561264822134387e-07">
            <text:p>365.613 n</text:p>
          </table:table-cell>
          <table:table-cell table:style-name="ACE-29" table:formula="of:=[.P16]/[$'Constant'.$C$3]" office:value-type="float" office:value="4.9407114624505924e-07">
            <text:p>4.941×10−07</text:p>
          </table:table-cell>
          <table:table-cell table:style-name="ACE-33" table:formula="of:=[.I16]/20+MAX([.$I$3:.$I$35])/20" office:value-type="float" office:value="1.3735177865612648e-06">
            <text:p>1.374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248">
            <text:p>248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0">
            <text:p>0</text:p>
          </table:table-cell>
          <table:table-cell table:style-name="ACE-28" table:formula="of:=[.O16]+[.P15]" office:value-type="float" office:value="5">
            <text:p>5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10">
            <text:p>2020-Mar-10</text:p>
          </table:table-cell>
          <table:table-cell table:style-name="ACE-28" table:formula="of:=DAYS([.A17];[.$A$3])" office:value-type="float" office:value="39">
            <text:p>39</text:p>
          </table:table-cell>
          <table:table-cell table:style-name="ACE-29" table:formula="of:=[.L17]/[$'Constant'.$C$3]" office:value-type="float" office:value="3.2213438735177865e-05">
            <text:p>3.221×10−05</text:p>
          </table:table-cell>
          <table:table-cell table:style-name="ACE-30" office:value-type="string">
            <text:p>inf</text:p>
          </table:table-cell>
          <table:table-cell table:style-name="ACE-29" table:formula="of:=[.M17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17]/[$'Constant'.$C$3]" office:value-type="float" office:value="0">
            <text:p>0.000×10+00</text:p>
          </table:table-cell>
          <table:table-cell table:style-name="ACE-32" table:formula="of:=[.G17]/20+MAX([.$G$3:.$G$33])/20" office:value-type="float" office:value="3.6561264822134387e-07">
            <text:p>365.613 n</text:p>
          </table:table-cell>
          <table:table-cell table:style-name="ACE-29" table:formula="of:=[.P17]/[$'Constant'.$C$3]" office:value-type="float" office:value="6.9169960474308297e-07">
            <text:p>6.917×10−07</text:p>
          </table:table-cell>
          <table:table-cell table:style-name="ACE-33" table:formula="of:=[.I17]/20+MAX([.$I$3:.$I$35])/20" office:value-type="float" office:value="1.3833992094861659e-06">
            <text:p>1.383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326">
            <text:p>326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2">
            <text:p>2</text:p>
          </table:table-cell>
          <table:table-cell table:style-name="ACE-28" table:formula="of:=[.O17]+[.P16]" office:value-type="float" office:value="7">
            <text:p>7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11">
            <text:p>2020-Mar-11</text:p>
          </table:table-cell>
          <table:table-cell table:style-name="ACE-28" table:formula="of:=DAYS([.A18];[.$A$3])" office:value-type="float" office:value="40">
            <text:p>40</text:p>
          </table:table-cell>
          <table:table-cell table:style-name="ACE-29" table:formula="of:=[.L18]/[$'Constant'.$C$3]" office:value-type="float" office:value="4.5553359683794463e-05">
            <text:p>4.555×10−05</text:p>
          </table:table-cell>
          <table:table-cell table:style-name="ACE-30" office:value-type="string">
            <text:p>inf</text:p>
          </table:table-cell>
          <table:table-cell table:style-name="ACE-29" table:formula="of:=[.M18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18]/[$'Constant'.$C$3]" office:value-type="float" office:value="9.8814229249011855e-08">
            <text:p>9.881×10−08</text:p>
          </table:table-cell>
          <table:table-cell table:style-name="ACE-32" table:formula="of:=[.G18]/20+MAX([.$G$3:.$G$33])/20" office:value-type="float" office:value="3.7055335968379445e-07">
            <text:p>370.553 n</text:p>
          </table:table-cell>
          <table:table-cell table:style-name="ACE-29" table:formula="of:=[.P18]/[$'Constant'.$C$3]" office:value-type="float" office:value="6.9169960474308297e-07">
            <text:p>6.917×10−07</text:p>
          </table:table-cell>
          <table:table-cell table:style-name="ACE-33" table:formula="of:=[.I18]/20+MAX([.$I$3:.$I$35])/20" office:value-type="float" office:value="1.3833992094861659e-06">
            <text:p>1.383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461">
            <text:p>461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1">
            <text:p>1</text:p>
          </table:table-cell>
          <table:table-cell table:style-name="ACE-28" office:value-type="float" office:value="0">
            <text:p>0</text:p>
          </table:table-cell>
          <table:table-cell table:style-name="ACE-28" table:formula="of:=[.O18]+[.P17]" office:value-type="float" office:value="7">
            <text:p>7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12">
            <text:p>2020-Mar-12</text:p>
          </table:table-cell>
          <table:table-cell table:style-name="ACE-28" table:formula="of:=DAYS([.A19];[.$A$3])" office:value-type="float" office:value="41">
            <text:p>41</text:p>
          </table:table-cell>
          <table:table-cell table:style-name="ACE-29" table:formula="of:=[.L19]/[$'Constant'.$C$3]" office:value-type="float" office:value="6.1264822134387358e-05">
            <text:p>6.126×10−05</text:p>
          </table:table-cell>
          <table:table-cell table:style-name="ACE-30" office:value-type="string">
            <text:p>inf</text:p>
          </table:table-cell>
          <table:table-cell table:style-name="ACE-29" table:formula="of:=[.M19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19]/[$'Constant'.$C$3]" office:value-type="float" office:value="9.8814229249011855e-08">
            <text:p>9.881×10−08</text:p>
          </table:table-cell>
          <table:table-cell table:style-name="ACE-32" table:formula="of:=[.G19]/20+MAX([.$G$3:.$G$33])/20" office:value-type="float" office:value="3.7055335968379445e-07">
            <text:p>370.553 n</text:p>
          </table:table-cell>
          <table:table-cell table:style-name="ACE-29" table:formula="of:=[.P19]/[$'Constant'.$C$3]" office:value-type="float" office:value="7.9051383399209484e-07">
            <text:p>7.905×10−07</text:p>
          </table:table-cell>
          <table:table-cell table:style-name="ACE-33" table:formula="of:=[.I19]/20+MAX([.$I$3:.$I$35])/20" office:value-type="float" office:value="1.3883399209486164e-06">
            <text:p>1.388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620">
            <text:p>620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1">
            <text:p>1</text:p>
          </table:table-cell>
          <table:table-cell table:style-name="ACE-28" office:value-type="float" office:value="1">
            <text:p>1</text:p>
          </table:table-cell>
          <table:table-cell table:style-name="ACE-28" table:formula="of:=[.O19]+[.P18]" office:value-type="float" office:value="8">
            <text:p>8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13">
            <text:p>2020-Mar-13</text:p>
          </table:table-cell>
          <table:table-cell table:style-name="ACE-28" table:formula="of:=DAYS([.A20];[.$A$3])" office:value-type="float" office:value="42">
            <text:p>42</text:p>
          </table:table-cell>
          <table:table-cell table:style-name="ACE-29" table:formula="of:=[.L20]/[$'Constant'.$C$3]" office:value-type="float" office:value="7.6581027667984187e-05">
            <text:p>7.658×10−05</text:p>
          </table:table-cell>
          <table:table-cell table:style-name="ACE-30" office:value-type="string">
            <text:p>inf</text:p>
          </table:table-cell>
          <table:table-cell table:style-name="ACE-29" table:formula="of:=[.M20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20]/[$'Constant'.$C$3]" office:value-type="float" office:value="1.9762845849802371e-07">
            <text:p>1.976×10−07</text:p>
          </table:table-cell>
          <table:table-cell table:style-name="ACE-32" table:formula="of:=[.G20]/20+MAX([.$G$3:.$G$33])/20" office:value-type="float" office:value="3.7549407114624504e-07">
            <text:p>375.494 n</text:p>
          </table:table-cell>
          <table:table-cell table:style-name="ACE-29" table:formula="of:=[.P20]/[$'Constant'.$C$3]" office:value-type="float" office:value="1.0869565217391303e-06">
            <text:p>1.087×10−06</text:p>
          </table:table-cell>
          <table:table-cell table:style-name="ACE-33" table:formula="of:=[.I20]/20+MAX([.$I$3:.$I$35])/20" office:value-type="float" office:value="1.4031620553359683e-06">
            <text:p>1.403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775">
            <text:p>775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3">
            <text:p>3</text:p>
          </table:table-cell>
          <table:table-cell table:style-name="ACE-28" table:formula="of:=[.O20]+[.P19]" office:value-type="float" office:value="11">
            <text:p>11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14">
            <text:p>2020-Mar-14</text:p>
          </table:table-cell>
          <table:table-cell table:style-name="ACE-28" table:formula="of:=DAYS([.A21];[.$A$3])" office:value-type="float" office:value="43">
            <text:p>43</text:p>
          </table:table-cell>
          <table:table-cell table:style-name="ACE-29" table:formula="of:=[.L21]/[$'Constant'.$C$3]" office:value-type="float" office:value="9.1304347826086962e-05">
            <text:p>9.130×10−05</text:p>
          </table:table-cell>
          <table:table-cell table:style-name="ACE-30" office:value-type="string">
            <text:p>inf</text:p>
          </table:table-cell>
          <table:table-cell table:style-name="ACE-29" table:formula="of:=[.M21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21]/[$'Constant'.$C$3]" office:value-type="float" office:value="1.9762845849802371e-07">
            <text:p>1.976×10−07</text:p>
          </table:table-cell>
          <table:table-cell table:style-name="ACE-32" table:formula="of:=[.G21]/20+MAX([.$G$3:.$G$33])/20" office:value-type="float" office:value="3.7549407114624504e-07">
            <text:p>375.494 n</text:p>
          </table:table-cell>
          <table:table-cell table:style-name="ACE-29" table:formula="of:=[.P21]/[$'Constant'.$C$3]" office:value-type="float" office:value="1.6798418972332015e-06">
            <text:p>1.680×10−06</text:p>
          </table:table-cell>
          <table:table-cell table:style-name="ACE-33" table:formula="of:=[.I21]/20+MAX([.$I$3:.$I$35])/20" office:value-type="float" office:value="1.4328063241106718e-06">
            <text:p>1.433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924">
            <text:p>924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6">
            <text:p>6</text:p>
          </table:table-cell>
          <table:table-cell table:style-name="ACE-28" table:formula="of:=[.O21]+[.P20]" office:value-type="float" office:value="17">
            <text:p>17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15">
            <text:p>2020-Mar-15</text:p>
          </table:table-cell>
          <table:table-cell table:style-name="ACE-28" table:formula="of:=DAYS([.A22];[.$A$3])" office:value-type="float" office:value="44">
            <text:p>44</text:p>
          </table:table-cell>
          <table:table-cell table:style-name="ACE-29" table:formula="of:=[.L22]/[$'Constant'.$C$3]" office:value-type="float" office:value="9.8023715415019767e-05">
            <text:p>9.802×10−05</text:p>
          </table:table-cell>
          <table:table-cell table:style-name="ACE-30" office:value-type="string">
            <text:p>inf</text:p>
          </table:table-cell>
          <table:table-cell table:style-name="ACE-29" table:formula="of:=[.M22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22]/[$'Constant'.$C$3]" office:value-type="float" office:value="2.9644268774703555e-07">
            <text:p>2.964×10−07</text:p>
          </table:table-cell>
          <table:table-cell table:style-name="ACE-32" table:formula="of:=[.G22]/20+MAX([.$G$3:.$G$33])/20" office:value-type="float" office:value="3.8043478260869567e-07">
            <text:p>380.435 n</text:p>
          </table:table-cell>
          <table:table-cell table:style-name="ACE-29" table:formula="of:=[.P22]/[$'Constant'.$C$3]" office:value-type="float" office:value="2.3715415019762844e-06">
            <text:p>2.372×10−06</text:p>
          </table:table-cell>
          <table:table-cell table:style-name="ACE-33" table:formula="of:=[.I22]/20+MAX([.$I$3:.$I$35])/20" office:value-type="float" office:value="1.467391304347826e-06">
            <text:p>1.467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992">
            <text:p>992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3">
            <text:p>3</text:p>
          </table:table-cell>
          <table:table-cell table:style-name="ACE-28" office:value-type="float" office:value="7">
            <text:p>7</text:p>
          </table:table-cell>
          <table:table-cell table:style-name="ACE-28" table:formula="of:=[.O22]+[.P21]" office:value-type="float" office:value="24">
            <text:p>24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16">
            <text:p>2020-Mar-16</text:p>
          </table:table-cell>
          <table:table-cell table:style-name="ACE-28" table:formula="of:=DAYS([.A23];[.$A$3])" office:value-type="float" office:value="45">
            <text:p>45</text:p>
          </table:table-cell>
          <table:table-cell table:style-name="ACE-29" table:formula="of:=[.L23]/[$'Constant'.$C$3]" office:value-type="float" office:value="0.00010464426877470355">
            <text:p>1.046×10−04</text:p>
          </table:table-cell>
          <table:table-cell table:style-name="ACE-30" office:value-type="string">
            <text:p>inf</text:p>
          </table:table-cell>
          <table:table-cell table:style-name="ACE-29" table:formula="of:=[.M23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23]/[$'Constant'.$C$3]" office:value-type="float" office:value="6.9169960474308297e-07">
            <text:p>6.917×10−07</text:p>
          </table:table-cell>
          <table:table-cell table:style-name="ACE-32" table:formula="of:=[.G23]/20+MAX([.$G$3:.$G$33])/20" office:value-type="float" office:value="4.00197628458498e-07">
            <text:p>400.198 n</text:p>
          </table:table-cell>
          <table:table-cell table:style-name="ACE-29" table:formula="of:=[.P23]/[$'Constant'.$C$3]" office:value-type="float" office:value="2.9644268774703556e-06">
            <text:p>2.964×10−06</text:p>
          </table:table-cell>
          <table:table-cell table:style-name="ACE-33" table:formula="of:=[.I23]/20+MAX([.$I$3:.$I$35])/20" office:value-type="float" office:value="1.4970355731225295e-06">
            <text:p>1.497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059">
            <text:p>1059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7">
            <text:p>7</text:p>
          </table:table-cell>
          <table:table-cell table:style-name="ACE-28" office:value-type="float" office:value="6">
            <text:p>6</text:p>
          </table:table-cell>
          <table:table-cell table:style-name="ACE-28" table:formula="of:=[.O23]+[.P22]" office:value-type="float" office:value="30">
            <text:p>30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17">
            <text:p>2020-Mar-17</text:p>
          </table:table-cell>
          <table:table-cell table:style-name="ACE-28" table:formula="of:=DAYS([.A24];[.$A$3])" office:value-type="float" office:value="46">
            <text:p>46</text:p>
          </table:table-cell>
          <table:table-cell table:style-name="ACE-29" table:formula="of:=[.L24]/[$'Constant'.$C$3]" office:value-type="float" office:value="0.00011531620553359683">
            <text:p>1.153×10−04</text:p>
          </table:table-cell>
          <table:table-cell table:style-name="ACE-30" office:value-type="string">
            <text:p>inf</text:p>
          </table:table-cell>
          <table:table-cell table:style-name="ACE-29" table:formula="of:=[.M24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24]/[$'Constant'.$C$3]" office:value-type="float" office:value="7.9051383399209484e-07">
            <text:p>7.905×10−07</text:p>
          </table:table-cell>
          <table:table-cell table:style-name="ACE-32" table:formula="of:=[.G24]/20+MAX([.$G$3:.$G$33])/20" office:value-type="float" office:value="4.0513833992094864e-07">
            <text:p>405.138 n</text:p>
          </table:table-cell>
          <table:table-cell table:style-name="ACE-29" table:formula="of:=[.P24]/[$'Constant'.$C$3]" office:value-type="float" office:value="3.2608695652173914e-06">
            <text:p>3.261×10−06</text:p>
          </table:table-cell>
          <table:table-cell table:style-name="ACE-33" table:formula="of:=[.I24]/20+MAX([.$I$3:.$I$35])/20" office:value-type="float" office:value="1.5118577075098813e-06">
            <text:p>1.512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167">
            <text:p>1167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8">
            <text:p>8</text:p>
          </table:table-cell>
          <table:table-cell table:style-name="ACE-28" office:value-type="float" office:value="3">
            <text:p>3</text:p>
          </table:table-cell>
          <table:table-cell table:style-name="ACE-28" table:formula="of:=[.O24]+[.P23]" office:value-type="float" office:value="33">
            <text:p>33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18">
            <text:p>2020-Mar-18</text:p>
          </table:table-cell>
          <table:table-cell table:style-name="ACE-28" table:formula="of:=DAYS([.A25];[.$A$3])" office:value-type="float" office:value="47">
            <text:p>47</text:p>
          </table:table-cell>
          <table:table-cell table:style-name="ACE-29" table:formula="of:=[.L25]/[$'Constant'.$C$3]" office:value-type="float" office:value="0.00012638339920948617">
            <text:p>1.264×10−04</text:p>
          </table:table-cell>
          <table:table-cell table:style-name="ACE-30" office:value-type="string">
            <text:p>inf</text:p>
          </table:table-cell>
          <table:table-cell table:style-name="ACE-29" table:formula="of:=[.M25]/[$'Constant'.$C$3]" office:value-type="float" office:value="1.9762845849802371e-07">
            <text:p>1.976×10−07</text:p>
          </table:table-cell>
          <table:table-cell table:style-name="ACE-30" office:value-type="string">
            <text:p>inf</text:p>
          </table:table-cell>
          <table:table-cell table:style-name="ACE-29" table:formula="of:=[.N25]/[$'Constant'.$C$3]" office:value-type="float" office:value="9.8814229249011847e-07">
            <text:p>9.881×10−07</text:p>
          </table:table-cell>
          <table:table-cell table:style-name="ACE-32" table:formula="of:=[.G25]/20+MAX([.$G$3:.$G$33])/20" office:value-type="float" office:value="4.150197628458498e-07">
            <text:p>415.020 n</text:p>
          </table:table-cell>
          <table:table-cell table:style-name="ACE-29" table:formula="of:=[.P25]/[$'Constant'.$C$3]" office:value-type="float" office:value="4.7430830039525688e-06">
            <text:p>4.743×10−06</text:p>
          </table:table-cell>
          <table:table-cell table:style-name="ACE-33" table:formula="of:=[.I25]/20+MAX([.$I$3:.$I$35])/20" office:value-type="float" office:value="1.5859683794466402e-06">
            <text:p>1.586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279">
            <text:p>1279</text:p>
          </table:table-cell>
          <table:table-cell table:style-name="ACE-28" office:value-type="float" office:value="2">
            <text:p>2</text:p>
          </table:table-cell>
          <table:table-cell table:style-name="ACE-28" office:value-type="float" office:value="10">
            <text:p>10</text:p>
          </table:table-cell>
          <table:table-cell table:style-name="ACE-28" office:value-type="float" office:value="15">
            <text:p>15</text:p>
          </table:table-cell>
          <table:table-cell table:style-name="ACE-28" table:formula="of:=[.O25]+[.P24]" office:value-type="float" office:value="48">
            <text:p>48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19">
            <text:p>2020-Mar-19</text:p>
          </table:table-cell>
          <table:table-cell table:style-name="ACE-28" table:formula="of:=DAYS([.A26];[.$A$3])" office:value-type="float" office:value="48">
            <text:p>48</text:p>
          </table:table-cell>
          <table:table-cell table:style-name="ACE-29" table:formula="of:=[.L26]/[$'Constant'.$C$3]" office:value-type="float" office:value="0.00014061264822134387">
            <text:p>1.406×10−04</text:p>
          </table:table-cell>
          <table:table-cell table:style-name="ACE-30" office:value-type="string">
            <text:p>inf</text:p>
          </table:table-cell>
          <table:table-cell table:style-name="ACE-29" table:formula="of:=[.M26]/[$'Constant'.$C$3]" office:value-type="float" office:value="1.5810276679841897e-06">
            <text:p>1.581×10−06</text:p>
          </table:table-cell>
          <table:table-cell table:style-name="ACE-30" office:value-type="string">
            <text:p>inf</text:p>
          </table:table-cell>
          <table:table-cell table:style-name="ACE-29" table:formula="of:=[.N26]/[$'Constant'.$C$3]" office:value-type="float" office:value="1.0869565217391303e-06">
            <text:p>1.087×10−06</text:p>
          </table:table-cell>
          <table:table-cell table:style-name="ACE-32" table:formula="of:=[.G26]/20+MAX([.$G$3:.$G$33])/20" office:value-type="float" office:value="4.1996047430830039e-07">
            <text:p>419.960 n</text:p>
          </table:table-cell>
          <table:table-cell table:style-name="ACE-29" table:formula="of:=[.P26]/[$'Constant'.$C$3]" office:value-type="float" office:value="6.0276679841897233e-06">
            <text:p>6.028×10−06</text:p>
          </table:table-cell>
          <table:table-cell table:style-name="ACE-33" table:formula="of:=[.I26]/20+MAX([.$I$3:.$I$35])/20" office:value-type="float" office:value="1.6501976284584978e-06">
            <text:p>1.650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423">
            <text:p>1423</text:p>
          </table:table-cell>
          <table:table-cell table:style-name="ACE-28" office:value-type="float" office:value="16">
            <text:p>16</text:p>
          </table:table-cell>
          <table:table-cell table:style-name="ACE-28" office:value-type="float" office:value="11">
            <text:p>11</text:p>
          </table:table-cell>
          <table:table-cell table:style-name="ACE-28" office:value-type="float" office:value="13">
            <text:p>13</text:p>
          </table:table-cell>
          <table:table-cell table:style-name="ACE-28" table:formula="of:=[.O26]+[.P25]" office:value-type="float" office:value="61">
            <text:p>61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20">
            <text:p>2020-Mar-20</text:p>
          </table:table-cell>
          <table:table-cell table:style-name="ACE-28" table:formula="of:=DAYS([.A27];[.$A$3])" office:value-type="float" office:value="49">
            <text:p>49</text:p>
          </table:table-cell>
          <table:table-cell table:style-name="ACE-29" table:formula="of:=[.L27]/[$'Constant'.$C$3]" office:value-type="float" office:value="0.00016037549407114625">
            <text:p>1.604×10−04</text:p>
          </table:table-cell>
          <table:table-cell table:style-name="ACE-30" office:value-type="string">
            <text:p>inf</text:p>
          </table:table-cell>
          <table:table-cell table:style-name="ACE-29" table:formula="of:=[.M27]/[$'Constant'.$C$3]" office:value-type="float" office:value="1.5810276679841897e-06">
            <text:p>1.581×10−06</text:p>
          </table:table-cell>
          <table:table-cell table:style-name="ACE-30" office:value-type="string">
            <text:p>inf</text:p>
          </table:table-cell>
          <table:table-cell table:style-name="ACE-29" table:formula="of:=[.N27]/[$'Constant'.$C$3]" office:value-type="float" office:value="1.5810276679841897e-06">
            <text:p>1.581×10−06</text:p>
          </table:table-cell>
          <table:table-cell table:style-name="ACE-32" table:formula="of:=[.G27]/20+MAX([.$G$3:.$G$33])/20" office:value-type="float" office:value="4.4466403162055335e-07">
            <text:p>444.664 n</text:p>
          </table:table-cell>
          <table:table-cell table:style-name="ACE-29" table:formula="of:=[.P27]/[$'Constant'.$C$3]" office:value-type="float" office:value="8.3992094861660073e-06">
            <text:p>8.399×10−06</text:p>
          </table:table-cell>
          <table:table-cell table:style-name="ACE-33" table:formula="of:=[.I27]/20+MAX([.$I$3:.$I$35])/20" office:value-type="float" office:value="1.7687747035573123e-06">
            <text:p>1.769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623">
            <text:p>1623</text:p>
          </table:table-cell>
          <table:table-cell table:style-name="ACE-28" office:value-type="float" office:value="16">
            <text:p>16</text:p>
          </table:table-cell>
          <table:table-cell table:style-name="ACE-28" office:value-type="float" office:value="16">
            <text:p>16</text:p>
          </table:table-cell>
          <table:table-cell table:style-name="ACE-28" office:value-type="float" office:value="24">
            <text:p>24</text:p>
          </table:table-cell>
          <table:table-cell table:style-name="ACE-28" table:formula="of:=[.O27]+[.P26]" office:value-type="float" office:value="85">
            <text:p>85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21">
            <text:p>2020-Mar-21</text:p>
          </table:table-cell>
          <table:table-cell table:style-name="ACE-28" table:formula="of:=DAYS([.A28];[.$A$3])" office:value-type="float" office:value="50">
            <text:p>50</text:p>
          </table:table-cell>
          <table:table-cell table:style-name="ACE-29" table:formula="of:=[.L28]/[$'Constant'.$C$3]" office:value-type="float" office:value="0.00017252964426877471">
            <text:p>1.725×10−04</text:p>
          </table:table-cell>
          <table:table-cell table:style-name="ACE-30" office:value-type="string">
            <text:p>inf</text:p>
          </table:table-cell>
          <table:table-cell table:style-name="ACE-29" table:formula="of:=[.M28]/[$'Constant'.$C$3]" office:value-type="float" office:value="1.5810276679841897e-06">
            <text:p>1.581×10−06</text:p>
          </table:table-cell>
          <table:table-cell table:style-name="ACE-30" office:value-type="string">
            <text:p>inf</text:p>
          </table:table-cell>
          <table:table-cell table:style-name="ACE-29" table:formula="of:=[.N28]/[$'Constant'.$C$3]" office:value-type="float" office:value="1.9762845849802369e-06">
            <text:p>1.976×10−06</text:p>
          </table:table-cell>
          <table:table-cell table:style-name="ACE-32" table:formula="of:=[.G28]/20+MAX([.$G$3:.$G$33])/20" office:value-type="float" office:value="4.6442687747035574e-07">
            <text:p>464.427 n</text:p>
          </table:table-cell>
          <table:table-cell table:style-name="ACE-29" table:formula="of:=[.P28]/[$'Constant'.$C$3]" office:value-type="float" office:value="1.007905138339921e-05">
            <text:p>1.008×10−05</text:p>
          </table:table-cell>
          <table:table-cell table:style-name="ACE-33" table:formula="of:=[.I28]/20+MAX([.$I$3:.$I$35])/20" office:value-type="float" office:value="1.8527667984189723e-06">
            <text:p>1.853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746">
            <text:p>1746</text:p>
          </table:table-cell>
          <table:table-cell table:style-name="ACE-28" office:value-type="float" office:value="16">
            <text:p>16</text:p>
          </table:table-cell>
          <table:table-cell table:style-name="ACE-28" office:value-type="float" office:value="20">
            <text:p>20</text:p>
          </table:table-cell>
          <table:table-cell table:style-name="ACE-28" office:value-type="float" office:value="17">
            <text:p>17</text:p>
          </table:table-cell>
          <table:table-cell table:style-name="ACE-28" table:formula="of:=[.O28]+[.P27]" office:value-type="float" office:value="102">
            <text:p>102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22">
            <text:p>2020-Mar-22</text:p>
          </table:table-cell>
          <table:table-cell table:style-name="ACE-28" table:formula="of:=DAYS([.A29];[.$A$3])" office:value-type="float" office:value="51">
            <text:p>51</text:p>
          </table:table-cell>
          <table:table-cell table:style-name="ACE-29" table:formula="of:=[.L29]/[$'Constant'.$C$3]" office:value-type="float" office:value="0.00018833992094861659">
            <text:p>1.883×10−04</text:p>
          </table:table-cell>
          <table:table-cell table:style-name="ACE-30" office:value-type="string">
            <text:p>inf</text:p>
          </table:table-cell>
          <table:table-cell table:style-name="ACE-29" table:formula="of:=[.M29]/[$'Constant'.$C$3]" office:value-type="float" office:value="1.5810276679841897e-06">
            <text:p>1.581×10−06</text:p>
          </table:table-cell>
          <table:table-cell table:style-name="ACE-30" office:value-type="string">
            <text:p>inf</text:p>
          </table:table-cell>
          <table:table-cell table:style-name="ACE-29" table:formula="of:=[.N29]/[$'Constant'.$C$3]" office:value-type="float" office:value="2.2727272727272728e-06">
            <text:p>2.273×10−06</text:p>
          </table:table-cell>
          <table:table-cell table:style-name="ACE-32" table:formula="of:=[.G29]/20+MAX([.$G$3:.$G$33])/20" office:value-type="float" office:value="4.7924901185770749e-07">
            <text:p>479.249 n</text:p>
          </table:table-cell>
          <table:table-cell table:style-name="ACE-29" table:formula="of:=[.P29]/[$'Constant'.$C$3]" office:value-type="float" office:value="1.274703557312253e-05">
            <text:p>1.275×10−05</text:p>
          </table:table-cell>
          <table:table-cell table:style-name="ACE-33" table:formula="of:=[.I29]/20+MAX([.$I$3:.$I$35])/20" office:value-type="float" office:value="1.9861660079051383e-06">
            <text:p>1.986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1906">
            <text:p>1906</text:p>
          </table:table-cell>
          <table:table-cell table:style-name="ACE-28" office:value-type="float" office:value="16">
            <text:p>16</text:p>
          </table:table-cell>
          <table:table-cell table:style-name="ACE-28" office:value-type="float" office:value="23">
            <text:p>23</text:p>
          </table:table-cell>
          <table:table-cell table:style-name="ACE-28" office:value-type="float" office:value="27">
            <text:p>27</text:p>
          </table:table-cell>
          <table:table-cell table:style-name="ACE-28" table:formula="of:=[.O29]+[.P28]" office:value-type="float" office:value="129">
            <text:p>129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23">
            <text:p>2020-Mar-23</text:p>
          </table:table-cell>
          <table:table-cell table:style-name="ACE-28" table:formula="of:=DAYS([.A30];[.$A$3])" office:value-type="float" office:value="52">
            <text:p>52</text:p>
          </table:table-cell>
          <table:table-cell table:style-name="ACE-29" table:formula="of:=[.L30]/[$'Constant'.$C$3]" office:value-type="float" office:value="0.00019920948616600789">
            <text:p>1.992×10−04</text:p>
          </table:table-cell>
          <table:table-cell table:style-name="ACE-30" office:value-type="string">
            <text:p>inf</text:p>
          </table:table-cell>
          <table:table-cell table:style-name="ACE-29" table:formula="of:=[.M30]/[$'Constant'.$C$3]" office:value-type="float" office:value="1.5810276679841897e-06">
            <text:p>1.581×10−06</text:p>
          </table:table-cell>
          <table:table-cell table:style-name="ACE-30" office:value-type="string">
            <text:p>inf</text:p>
          </table:table-cell>
          <table:table-cell table:style-name="ACE-29" table:formula="of:=[.N30]/[$'Constant'.$C$3]" office:value-type="float" office:value="3.2608695652173914e-06">
            <text:p>3.261×10−06</text:p>
          </table:table-cell>
          <table:table-cell table:style-name="ACE-32" table:formula="of:=[.G30]/20+MAX([.$G$3:.$G$33])/20" office:value-type="float" office:value="5.2865612648221342e-07">
            <text:p>528.656 n</text:p>
          </table:table-cell>
          <table:table-cell table:style-name="ACE-29" table:formula="of:=[.P30]/[$'Constant'.$C$3]" office:value-type="float" office:value="1.6996047430830041e-05">
            <text:p>1.700×10−05</text:p>
          </table:table-cell>
          <table:table-cell table:style-name="ACE-33" table:formula="of:=[.I30]/20+MAX([.$I$3:.$I$35])/20" office:value-type="float" office:value="2.1986166007905139e-06">
            <text:p>2.199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2016">
            <text:p>2016</text:p>
          </table:table-cell>
          <table:table-cell table:style-name="ACE-28" office:value-type="float" office:value="16">
            <text:p>16</text:p>
          </table:table-cell>
          <table:table-cell table:style-name="ACE-28" office:value-type="float" office:value="33">
            <text:p>33</text:p>
          </table:table-cell>
          <table:table-cell table:style-name="ACE-28" office:value-type="float" office:value="43">
            <text:p>43</text:p>
          </table:table-cell>
          <table:table-cell table:style-name="ACE-28" table:formula="of:=[.O30]+[.P29]" office:value-type="float" office:value="172">
            <text:p>172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24">
            <text:p>2020-Mar-24</text:p>
          </table:table-cell>
          <table:table-cell table:style-name="ACE-28" table:formula="of:=DAYS([.A31];[.$A$3])" office:value-type="float" office:value="53">
            <text:p>53</text:p>
          </table:table-cell>
          <table:table-cell table:style-name="ACE-29" table:formula="of:=[.L31]/[$'Constant'.$C$3]" office:value-type="float" office:value="0.00022717391304347825">
            <text:p>2.272×10−04</text:p>
          </table:table-cell>
          <table:table-cell table:style-name="ACE-30" office:value-type="string">
            <text:p>inf</text:p>
          </table:table-cell>
          <table:table-cell table:style-name="ACE-29" table:formula="of:=[.M31]/[$'Constant'.$C$3]" office:value-type="float" office:value="1.5810276679841897e-06">
            <text:p>1.581×10−06</text:p>
          </table:table-cell>
          <table:table-cell table:style-name="ACE-30" office:value-type="string">
            <text:p>inf</text:p>
          </table:table-cell>
          <table:table-cell table:style-name="ACE-29" table:formula="of:=[.N31]/[$'Constant'.$C$3]" office:value-type="float" office:value="3.9525691699604739e-06">
            <text:p>3.953×10−06</text:p>
          </table:table-cell>
          <table:table-cell table:style-name="ACE-32" table:formula="of:=[.G31]/20+MAX([.$G$3:.$G$33])/20" office:value-type="float" office:value="5.632411067193675e-07">
            <text:p>563.241 n</text:p>
          </table:table-cell>
          <table:table-cell table:style-name="ACE-29" table:formula="of:=[.P31]/[$'Constant'.$C$3]" office:value-type="float" office:value="2.1245059288537551e-05">
            <text:p>2.125×10−05</text:p>
          </table:table-cell>
          <table:table-cell table:style-name="ACE-33" table:formula="of:=[.I31]/20+MAX([.$I$3:.$I$35])/20" office:value-type="float" office:value="2.4110671936758895e-06">
            <text:p>2.411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2299">
            <text:p>2299</text:p>
          </table:table-cell>
          <table:table-cell table:style-name="ACE-28" office:value-type="float" office:value="16">
            <text:p>16</text:p>
          </table:table-cell>
          <table:table-cell table:style-name="ACE-28" office:value-type="float" office:value="40">
            <text:p>40</text:p>
          </table:table-cell>
          <table:table-cell table:style-name="ACE-28" office:value-type="float" office:value="43">
            <text:p>43</text:p>
          </table:table-cell>
          <table:table-cell table:style-name="ACE-28" table:formula="of:=[.O31]+[.P30]" office:value-type="float" office:value="215">
            <text:p>215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25">
            <text:p>2020-Mar-25</text:p>
          </table:table-cell>
          <table:table-cell table:style-name="ACE-28" table:formula="of:=DAYS([.A32];[.$A$3])" office:value-type="float" office:value="54">
            <text:p>54</text:p>
          </table:table-cell>
          <table:table-cell table:style-name="ACE-29" table:formula="of:=[.L32]/[$'Constant'.$C$3]" office:value-type="float" office:value="0.000250098814229249">
            <text:p>2.501×10−04</text:p>
          </table:table-cell>
          <table:table-cell table:style-name="ACE-30" office:value-type="string">
            <text:p>inf</text:p>
          </table:table-cell>
          <table:table-cell table:style-name="ACE-29" table:formula="of:=[.M32]/[$'Constant'.$C$3]" office:value-type="float" office:value="1.5810276679841897e-06">
            <text:p>1.581×10−06</text:p>
          </table:table-cell>
          <table:table-cell table:style-name="ACE-30" office:value-type="string">
            <text:p>inf</text:p>
          </table:table-cell>
          <table:table-cell table:style-name="ACE-29" table:formula="of:=[.N32]/[$'Constant'.$C$3]" office:value-type="float" office:value="6.2252964426877466e-06">
            <text:p>6.225×10−06</text:p>
          </table:table-cell>
          <table:table-cell table:style-name="ACE-32" table:formula="of:=[.G32]/20+MAX([.$G$3:.$G$33])/20" office:value-type="float" office:value="6.7687747035573122e-07">
            <text:p>676.877 n</text:p>
          </table:table-cell>
          <table:table-cell table:style-name="ACE-29" table:formula="of:=[.P32]/[$'Constant'.$C$3]" office:value-type="float" office:value="2.4505928853754942e-05">
            <text:p>2.451×10−05</text:p>
          </table:table-cell>
          <table:table-cell table:style-name="ACE-33" table:formula="of:=[.I32]/20+MAX([.$I$3:.$I$35])/20" office:value-type="float" office:value="2.5741106719367591e-06">
            <text:p>2.574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2531">
            <text:p>2531</text:p>
          </table:table-cell>
          <table:table-cell table:style-name="ACE-28" office:value-type="float" office:value="16">
            <text:p>16</text:p>
          </table:table-cell>
          <table:table-cell table:style-name="ACE-28" office:value-type="float" office:value="63">
            <text:p>63</text:p>
          </table:table-cell>
          <table:table-cell table:style-name="ACE-28" office:value-type="float" office:value="33">
            <text:p>33</text:p>
          </table:table-cell>
          <table:table-cell table:style-name="ACE-28" table:formula="of:=[.O32]+[.P31]" office:value-type="float" office:value="248">
            <text:p>248</text:p>
          </table:table-cell>
          <table:table-cell table:number-columns-repeated="239" table:style-name="ACE-28"/>
          <table:table-cell table:style-name="ACE-34"/>
        </table:table-row>
        <table:table-row table:style-name="AROW-5">
          <table:table-cell table:style-name="ACE-27" office:value-type="date" office:date-value="2020-03-26">
            <text:p>2020-Mar-26</text:p>
          </table:table-cell>
          <table:table-cell table:style-name="ACE-28" table:formula="of:=DAYS([.A33];[.$A$3])" office:value-type="float" office:value="55">
            <text:p>55</text:p>
          </table:table-cell>
          <table:table-cell table:style-name="ACE-29" table:formula="of:=[.L33]/[$'Constant'.$C$3]" office:value-type="float" office:value="0.0003023715415019763">
            <text:p>3.024×10−04</text:p>
          </table:table-cell>
          <table:table-cell table:style-name="ACE-30" office:value-type="string">
            <text:p>inf</text:p>
          </table:table-cell>
          <table:table-cell table:style-name="ACE-29" table:formula="of:=[.M33]/[$'Constant'.$C$3]" office:value-type="float" office:value="1.5810276679841897e-06">
            <text:p>1.581×10−06</text:p>
          </table:table-cell>
          <table:table-cell table:style-name="ACE-30" office:value-type="string">
            <text:p>inf</text:p>
          </table:table-cell>
          <table:table-cell table:style-name="ACE-29" table:formula="of:=[.N33]/[$'Constant'.$C$3]" office:value-type="float" office:value="7.3122529644268778e-06">
            <text:p>7.312×10−06</text:p>
          </table:table-cell>
          <table:table-cell table:style-name="ACE-32" table:formula="of:=[.G33]/20+MAX([.$G$3:.$G$33])/20" office:value-type="float" office:value="7.3122529644268774e-07">
            <text:p>731.225 n</text:p>
          </table:table-cell>
          <table:table-cell table:style-name="ACE-29" table:formula="of:=[.P33]/[$'Constant'.$C$3]" office:value-type="float" office:value="2.6976284584980236e-05">
            <text:p>2.698×10−05</text:p>
          </table:table-cell>
          <table:table-cell table:style-name="ACE-33" table:formula="of:=[.I33]/20+MAX([.$I$3:.$I$35])/20" office:value-type="float" office:value="2.6976284584980235e-06">
            <text:p>2.698 µ</text:p>
          </table:table-cell>
          <table:table-cell table:style-name="ACE-31" office:value-type="string">
            <text:p>%</text:p>
          </table:table-cell>
          <table:table-cell table:style-name="ACE-28" office:value-type="float" office:value="3060">
            <text:p>3060</text:p>
          </table:table-cell>
          <table:table-cell table:style-name="ACE-28" office:value-type="float" office:value="16">
            <text:p>16</text:p>
          </table:table-cell>
          <table:table-cell table:style-name="ACE-28" office:value-type="float" office:value="74">
            <text:p>74</text:p>
          </table:table-cell>
          <table:table-cell table:style-name="ACE-28" office:value-type="float" office:value="25">
            <text:p>25</text:p>
          </table:table-cell>
          <table:table-cell table:style-name="ACE-28" table:formula="of:=[.O33]+[.P32]" office:value-type="float" office:value="273">
            <text:p>273</text:p>
          </table:table-cell>
          <table:table-cell table:number-columns-repeated="239" table:style-name="ACE-28"/>
          <table:table-cell table:style-name="ACE-34"/>
        </table:table-row>
        <table:table-row table:style-name="AROW-0" table:number-rows-repeated="65502">
          <table:table-cell table:number-columns-repeated="256"/>
        </table:table-row>
        <table:table-row table:style-name="AROW-0">
          <table:table-cell table:number-columns-repeated="3" table:style-name="ACE-28"/>
          <table:table-cell table:style-name="ACE-30"/>
          <table:table-cell table:style-name="ACE-28"/>
          <table:table-cell table:style-name="ACE-30"/>
          <table:table-cell table:style-name="ACE-28"/>
          <table:table-cell table:style-name="ACE-32"/>
          <table:table-cell table:style-name="ACE-28"/>
          <table:table-cell table:style-name="ACE-33"/>
          <table:table-cell table:number-columns-repeated="245" table:style-name="ACE-28"/>
          <table:table-cell table:style-name="ACE-34"/>
        </table:table-row>
        <table:named-expressions>
          <table:named-expression table:name="Sheet_Title" table:expression="of:=&quot;Observations&quot;" table:base-cell-address="$'Observations'.$A$1"/>
          <table:named-expression table:name="Print_Area" table:expression="of:=#REF!" table:base-cell-address="$'Observations'.$A$1"/>
        </table:named-expressions>
        <gnm:selections gnm:cursor-col="5" gnm:cursor-row="3">
          <gnm:selection gnm:start-col="5" gnm:start-row="3" gnm:end-col="5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3" number:grouping="false" number:min-integer-digits="1"/>
    </number:number-style>
    <number:number-style style:name="ND-2">
      <number:scientific-number number:decimal-places="3" number:grouping="false" number:min-integer-digits="1" number:min-exponent-digits="2" gnm:forced-exponent-sign="false" gnm:engineering="false" gnm:literal-E="true"/>
    </number:number-style>
    <number:number-style style:name="ND-3">
      <number:scientific-number number:decimal-places="3" number:grouping="false" number:min-integer-digits="1" number:min-exponent-digits="2" gnm:forced-exponent-sign="true" gnm:engineering="true" gnm:literal-E="true"/>
    </number:number-style>
    <number:number-style style:name="ND-4">
      <number:scientific-number number:decimal-places="3" number:grouping="false" number:min-integer-digits="1" number:min-exponent-digits="2" gnm:forced-exponent-sign="true" gnm:engineering="false" gnm:literal-E="false"/>
    </number:number-style>
    <number:number-style style:name="ND-5">
      <number:scientific-number number:decimal-places="3" number:grouping="false" number:min-integer-digits="1" number:min-exponent-digits="2" gnm:forced-exponent-sign="true" gnm:engineering="false" gnm:literal-E="true"/>
    </number:number-style>
    <number:number-style style:name="ND-6">
      <number:scientific-number number:decimal-places="3" number:grouping="false" number:min-integer-digits="1" number:min-exponent-digits="2" gnm:forced-exponent-sign="false" gnm:engineering="true" gnm:literal-E="tru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7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8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9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Constan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Reaction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Compound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Expression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Parameter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Input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Output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Experiments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Distancing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Observations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4-03T15:55:14Z</dc:date>
    <meta:creation-date>2020-03-24T17:21:51Z</meta:creation-date>
    <meta:generator>gnumeric/1.12.45</meta:generator>
  </office:meta>
</office:document-meta>
</file>